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Times New Roman" svg:font-family="&quot;Times New Roman&quot;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#FFFFFF"/>
    </style:style>
    <style:style style:name="ce4" style:family="table-cell" style:parent-style-name="Normal_9-05-98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6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Normal_11908a_new_32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9" style:family="table-cell" style:parent-style-name="Normal_12101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10" style:family="table-cell" style:parent-style-name="Normal_12101" style:data-style-name="N0">
      <style:table-cell-properties style:vertical-align="automatic" fo:background-color="#FFFFFF"/>
    </style:style>
    <style:style style:name="ce11" style:family="table-cell" style:parent-style-name="Normal_910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Normal_910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" style:family="table-cell" style:parent-style-name="Normal_91008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4" style:family="table-cell" style:parent-style-name="Normal_910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5" style:family="table-cell" style:parent-style-name="Normal_91008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6" style:family="table-cell" style:parent-style-name="Normal_91008_32_update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7" style:family="table-cell" style:parent-style-name="Normal_91008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8" style:family="table-cell" style:parent-style-name="Normal_910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Normal_91008_32_updated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91008_32_updated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91008_32_updated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910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91008_32_updated" style:data-style-name="N0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Normal_910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91008_32_updated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7" style:family="table-cell" style:parent-style-name="Normal_91008_32_updated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8" style:family="table-cell" style:parent-style-name="Normal_91008_32_updated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9" style:family="table-cell" style:parent-style-name="Normal_91008_32_updated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0" style:family="table-cell" style:parent-style-name="Normal_91008_32_updated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1" style:family="table-cell" style:parent-style-name="Normal_91008_32_updated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Normal_91008_32_updated" style:data-style-name="N3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3" style:family="table-cell" style:parent-style-name="Normal_91008_32_updated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4" style:family="table-cell" style:parent-style-name="Normal_91008_32_updated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5" style:family="table-cell" style:parent-style-name="Normal_91008_32_updated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6" style:family="table-cell" style:parent-style-name="Normal_91008_32_updated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7" style:family="table-cell" style:parent-style-name="Normal_91008_32_updated" style:data-style-name="N3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8" style:family="table-cell" style:parent-style-name="Normal_91008_32_updated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Tms Rmn" style:font-name-asian="Tms Rmn" style:font-name-complex="Tms Rmn"/>
    </style:style>
    <style:style style:name="ce39" style:family="table-cell" style:parent-style-name="Normal_91008_32_updated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0" style:family="table-cell" style:parent-style-name="Normal_91008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1" style:family="table-cell" style:parent-style-name="Normal_91008_32_updated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2" style:family="table-cell" style:parent-style-name="Normal_910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3" style:family="table-cell" style:parent-style-name="Normal_91008_32_updated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44" style:family="table-cell" style:parent-style-name="Normal_913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45" style:family="table-cell" style:parent-style-name="Normal_12101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6" style:family="table-cell" style:parent-style-name="Normal_91308_32_updated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7" style:family="table-cell" style:parent-style-name="Normal_10307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8" style:family="table-cell" style:parent-style-name="Normal_913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9" style:family="table-cell" style:parent-style-name="Normal_12101" style:data-style-name="N0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50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text-underline-style="none" style:text-underline-type="none"/>
    </style:style>
    <style:style style:name="ce51" style:family="table-cell" style:parent-style-name="Normal_91008_32_updated" style:data-style-name="N0">
      <style:table-cell-properties style:vertical-align="automatic" fo:background-color="#FFFFFF" style:cell-protect="hidden-and-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2" style:family="table-cell" style:parent-style-name="Normal_9-05-98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53" style:family="table-cell" style:parent-style-name="Normal_9-05-98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4" style:family="table-cell" style:parent-style-name="Normal_9-05-98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55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56" style:family="table-cell" style:parent-style-name="Normal_12101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57" style:family="table-cell" style:parent-style-name="Normal_9-05-98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2.06375cm" style:use-optimal-column-width="true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0.343958333333333cm"/>
    </style:style>
    <style:style style:name="co9" style:family="table-column">
      <style:table-column-properties fo:break-before="auto" style:column-width="1.5081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29.2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908" table:style-name="ta1">
        <table:table-column table:style-name="co1" table:default-cell-style-name="ce16"/>
        <table:table-column table:style-name="co2" table:number-columns-repeated="6" table:default-cell-style-name="ce16"/>
        <table:table-column table:style-name="co3" table:default-cell-style-name="ce16"/>
        <table:table-column table:style-name="co2" table:number-columns-repeated="9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6" table:default-cell-style-name="ce16"/>
        <table:table-column table:style-name="co5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8" table:default-cell-style-name="ce16"/>
        <table:table-column table:style-name="co6" table:default-cell-style-name="ce16"/>
        <table:table-column table:style-name="co8" table:default-cell-style-name="ce16"/>
        <table:table-column table:style-name="co6" table:default-cell-style-name="ce16"/>
        <table:table-column table:style-name="co8" table:default-cell-style-name="ce16"/>
        <table:table-column table:style-name="co6" table:default-cell-style-name="ce16"/>
        <table:table-column table:style-name="co8" table:default-cell-style-name="ce16"/>
        <table:table-column table:style-name="co6" table:default-cell-style-name="ce16"/>
        <table:table-column table:style-name="co9" table:number-columns-repeated="16351" table:default-cell-style-name="ce16"/>
        <table:table-row table:style-name="ro1">
          <table:table-cell office:value-type="string" table:style-name="ce2">
            <text:p>Department for Tranport statistics</text:p>
          </table:table-cell>
          <table:table-cell table:style-name="ce3"/>
          <table:table-cell table:number-columns-repeated="4" table:style-name="ce2"/>
          <table:table-cell table:number-columns-repeated="16378" table:style-name="ce4"/>
        </table:table-row>
        <table:table-row table:style-name="ro2">
          <table:table-cell office:value-type="string" table:style-name="ce5">
            <text:p><text:a xlink:href="https://www.gov.uk/government/organisations/department-for-transport/series/transport-statistics-great-britain">Transport Statistics Great Britain<text:s/></text:a></text:p>
          </table:table-cell>
          <table:table-cell table:style-name="ce3"/>
          <table:table-cell table:number-columns-repeated="4" table:style-name="ce6"/>
          <table:table-cell table:number-columns-repeated="16378" table:style-name="ce4"/>
        </table:table-row>
        <table:table-row table:style-name="ro2">
          <table:table-cell table:number-columns-repeated="6" table:style-name="ce6"/>
          <table:table-cell table:number-columns-repeated="16378" table:style-name="ce4"/>
        </table:table-row>
        <table:table-row table:style-name="ro1">
          <table:table-cell office:value-type="string" table:style-name="ce7">
            <text:p>Table TSGB0908</text:p>
          </table:table-cell>
          <table:table-cell table:number-columns-repeated="5" table:style-name="ce8"/>
          <table:table-cell table:number-columns-repeated="16378" table:style-name="ce4"/>
        </table:table-row>
        <table:table-row table:style-name="ro1">
          <table:table-cell office:value-type="string" table:style-name="ce7">
            <text:p>Road vehicle testing scheme (MOT) test results: 2000/01 to 2017/18</text:p>
          </table:table-cell>
          <table:table-cell table:style-name="ce9"/>
          <table:table-cell table:number-columns-repeated="4" table:style-name="ce10"/>
          <table:table-cell table:number-columns-repeated="5" table:style-name="ce4"/>
          <table:table-cell table:style-name="ce11"/>
          <table:table-cell table:number-columns-repeated="16372" table:style-name="ce4"/>
        </table:table-row>
        <table:table-row table:style-name="ro2">
          <table:table-cell table:number-columns-repeated="9" table:style-name="ce12"/>
          <table:table-cell table:style-name="ce13"/>
          <table:table-cell table:style-name="ce14"/>
          <table:table-cell table:style-name="ce15"/>
          <table:table-cell table:number-columns-repeated="2" table:style-name="ce16"/>
          <table:table-cell table:style-name="ce15"/>
          <table:table-cell table:number-columns-repeated="2" table:style-name="ce16"/>
          <table:table-cell table:style-name="ce17"/>
          <table:table-cell office:value-type="string" table:style-name="ce17">
            <text:p>Thousands/<text:span text:style-name="T1">percentage</text:span></text:p>
          </table:table-cell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number-columns-repeated="16351" table:style-name="ce19"/>
        </table:table-row>
        <table:table-row table:style-name="ro3">
          <table:table-cell table:style-name="ce20"/>
          <table:table-cell office:value-type="string" table:style-name="ce21">
            <text:p>2000/01</text:p>
          </table:table-cell>
          <table:table-cell office:value-type="string" table:style-name="ce21">
            <text:p>2001/02</text:p>
          </table:table-cell>
          <table:table-cell office:value-type="string" table:style-name="ce21">
            <text:p>2002/03</text:p>
          </table:table-cell>
          <table:table-cell office:value-type="string" table:style-name="ce21">
            <text:p>2003/04</text:p>
          </table:table-cell>
          <table:table-cell office:value-type="string" table:style-name="ce21">
            <text:p>2004/05</text:p>
          </table:table-cell>
          <table:table-cell office:value-type="string" table:style-name="ce21">
            <text:p>2005/06</text:p>
          </table:table-cell>
          <table:table-cell office:value-type="string" table:style-name="ce21">
            <text:p>2006/07<text:s/><text:span text:style-name="T2">1</text:span></text:p>
          </table:table-cell>
          <table:table-cell office:value-type="string" table:style-name="ce21">
            <text:p>2007/08</text:p>
          </table:table-cell>
          <table:table-cell office:value-type="string" table:style-name="ce21">
            <text:p>2008/09</text:p>
          </table:table-cell>
          <table:table-cell office:value-type="string" table:style-name="ce21">
            <text:p>2009/10</text:p>
          </table:table-cell>
          <table:table-cell office:value-type="string" table:style-name="ce22">
            <text:p>2010/11</text:p>
          </table:table-cell>
          <table:table-cell office:value-type="string" table:style-name="ce22">
            <text:p>2011/12</text:p>
          </table:table-cell>
          <table:table-cell office:value-type="string" table:style-name="ce22">
            <text:p>2012/13</text:p>
          </table:table-cell>
          <table:table-cell office:value-type="string" table:style-name="ce22">
            <text:p>2013/14</text:p>
          </table:table-cell>
          <table:table-cell office:value-type="string" table:style-name="ce22">
            <text:p>2014/15</text:p>
          </table:table-cell>
          <table:table-cell office:value-type="string" table:style-name="ce22">
            <text:p>2015/16</text:p>
          </table:table-cell>
          <table:table-cell office:value-type="string" table:style-name="ce22">
            <text:p>2016/17</text:p>
          </table:table-cell>
          <table:table-cell office:value-type="string" table:style-name="ce22">
            <text:p>2017/18</text:p>
          </table:table-cell>
          <table:table-cell table:number-columns-repeated="4"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number-columns-repeated="16351" table:style-name="ce24"/>
        </table:table-row>
        <table:table-row table:style-name="ro4">
          <table:table-cell office:value-type="string" table:style-name="ce25">
            <text:p>Motorcycles:</text:p>
          </table:table-cell>
          <table:table-cell table:number-columns-repeated="32" table:style-name="ce16"/>
          <table:table-cell table:number-columns-repeated="16351" table:style-name="ce19"/>
        </table:table-row>
        <table:table-row table:style-name="ro4">
          <table:table-cell office:value-type="string" table:style-name="ce25">
            <text:p><text:s text:c="2"/>Tested</text:p>
          </table:table-cell>
          <table:table-cell office:value-type="float" office:value="567.79999999999995" table:style-name="ce26">
            <text:p>567.8</text:p>
          </table:table-cell>
          <table:table-cell office:value-type="float" office:value="568.4" table:style-name="ce26">
            <text:p>568.4</text:p>
          </table:table-cell>
          <table:table-cell office:value-type="float" office:value="584.9" table:style-name="ce26">
            <text:p>584.9</text:p>
          </table:table-cell>
          <table:table-cell office:value-type="float" office:value="745" table:style-name="ce26">
            <text:p>745.0</text:p>
          </table:table-cell>
          <table:table-cell office:value-type="float" office:value="801" table:style-name="ce26">
            <text:p>801.0</text:p>
          </table:table-cell>
          <table:table-cell office:value-type="float" office:value="873.24199999999996" table:style-name="ce26">
            <text:p>873.2</text:p>
          </table:table-cell>
          <table:table-cell office:value-type="float" office:value="902.56399999999996" table:style-name="ce26">
            <text:p>902.6</text:p>
          </table:table-cell>
          <table:table-cell office:value-type="float" office:value="897.92600000000004" table:style-name="ce26">
            <text:p>897.9</text:p>
          </table:table-cell>
          <table:table-cell office:value-type="float" office:value="942.03499999999997" table:style-name="ce26">
            <text:p>942.0</text:p>
          </table:table-cell>
          <table:table-cell office:value-type="float" office:value="948.25400000000002" table:style-name="ce26">
            <text:p>948.3</text:p>
          </table:table-cell>
          <table:table-cell office:value-type="float" office:value="989.56299999999999" table:style-name="ce26">
            <text:p>989.6</text:p>
          </table:table-cell>
          <table:table-cell office:value-type="float" office:value="1032.3779999999999" table:style-name="ce26">
            <text:p>1,032.4</text:p>
          </table:table-cell>
          <table:table-cell office:value-type="float" office:value="967" table:style-name="ce26">
            <text:p>967.0</text:p>
          </table:table-cell>
          <table:table-cell office:value-type="float" office:value="1027.7" table:style-name="ce26">
            <text:p>1,027.7</text:p>
          </table:table-cell>
          <table:table-cell office:value-type="float" office:value="1008.577" table:style-name="ce26">
            <text:p>1,008.6</text:p>
          </table:table-cell>
          <table:table-cell office:value-type="float" office:value="1003.5" table:style-name="ce26">
            <text:p>1,003.5</text:p>
          </table:table-cell>
          <table:table-cell office:value-type="float" office:value="1011.08" table:style-name="ce26">
            <text:p>1,011.1</text:p>
          </table:table-cell>
          <table:table-cell office:value-type="float" office:value="968.3" table:style-name="ce26">
            <text:p>968.3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number-columns-repeated="16351" table:style-name="ce19"/>
        </table:table-row>
        <table:table-row table:style-name="ro3">
          <table:table-cell office:value-type="string" table:style-name="ce25">
            <text:p><text:s text:c="2"/>PRS<text:span text:style-name="T2">2</text:span></text:p>
          </table:table-cell>
          <table:table-cell table:number-columns-repeated="6" table:style-name="ce26"/>
          <table:table-cell office:value-type="float" office:value="48.478000000000002" table:style-name="ce26">
            <text:p>48.5</text:p>
          </table:table-cell>
          <table:table-cell office:value-type="float" office:value="57.878999999999998" table:style-name="ce26">
            <text:p>57.9</text:p>
          </table:table-cell>
          <table:table-cell office:value-type="float" office:value="70.858000000000004" table:style-name="ce26">
            <text:p>70.9</text:p>
          </table:table-cell>
          <table:table-cell office:value-type="float" office:value="76.094999999999999" table:style-name="ce26">
            <text:p>76.1</text:p>
          </table:table-cell>
          <table:table-cell office:value-type="float" office:value="79.225999999999999" table:style-name="ce26">
            <text:p>79.2</text:p>
          </table:table-cell>
          <table:table-cell office:value-type="float" office:value="85.498000000000005" table:style-name="ce26">
            <text:p>85.5</text:p>
          </table:table-cell>
          <table:table-cell office:value-type="float" office:value="80.3" table:style-name="ce26">
            <text:p>80.3</text:p>
          </table:table-cell>
          <table:table-cell office:value-type="float" office:value="82.7" table:style-name="ce26">
            <text:p>82.7</text:p>
          </table:table-cell>
          <table:table-cell office:value-type="float" office:value="77.978999999999999" table:style-name="ce26">
            <text:p>78.0</text:p>
          </table:table-cell>
          <table:table-cell office:value-type="float" office:value="75.212000000000003" table:style-name="ce26">
            <text:p>75.2</text:p>
          </table:table-cell>
          <table:table-cell office:value-type="float" office:value="75.239999999999995" table:style-name="ce26">
            <text:p>75.2</text:p>
          </table:table-cell>
          <table:table-cell office:value-type="float" office:value="69" table:style-name="ce26">
            <text:p>69.0</text:p>
          </table:table-cell>
          <table:table-cell table:style-name="ce16"/>
          <table:table-cell table:style-name="ce27"/>
          <table:table-cell table:number-columns-repeated="3" table:style-name="ce16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number-columns-repeated="16351" table:style-name="ce19"/>
        </table:table-row>
        <table:table-row table:style-name="ro4">
          <table:table-cell office:value-type="string" table:style-name="ce25">
            <text:p><text:s text:c="2"/>Failed</text:p>
          </table:table-cell>
          <table:table-cell office:value-type="float" office:value="112.9" table:style-name="ce26">
            <text:p>112.9</text:p>
          </table:table-cell>
          <table:table-cell office:value-type="float" office:value="113.1" table:style-name="ce26">
            <text:p>113.1</text:p>
          </table:table-cell>
          <table:table-cell office:value-type="float" office:value="108.23" table:style-name="ce26">
            <text:p>108.2</text:p>
          </table:table-cell>
          <table:table-cell office:value-type="float" office:value="133.94999999999999" table:style-name="ce26">
            <text:p>134.0</text:p>
          </table:table-cell>
          <table:table-cell office:value-type="float" office:value="166.45" table:style-name="ce26">
            <text:p>166.5</text:p>
          </table:table-cell>
          <table:table-cell office:value-type="float" office:value="164.08269686122139" table:style-name="ce26">
            <text:p>164.1</text:p>
          </table:table-cell>
          <table:table-cell office:value-type="float" office:value="115.872" table:style-name="ce26">
            <text:p>115.9</text:p>
          </table:table-cell>
          <table:table-cell office:value-type="float" office:value="118.66800000000001" table:style-name="ce26">
            <text:p>118.7</text:p>
          </table:table-cell>
          <table:table-cell office:value-type="float" office:value="124.7" table:style-name="ce26">
            <text:p>124.7</text:p>
          </table:table-cell>
          <table:table-cell office:value-type="float" office:value="126.11" table:style-name="ce26">
            <text:p>126.1</text:p>
          </table:table-cell>
          <table:table-cell office:value-type="float" office:value="126.248" table:style-name="ce26">
            <text:p>126.2</text:p>
          </table:table-cell>
          <table:table-cell office:value-type="float" office:value="130.476" table:style-name="ce26">
            <text:p>130.5</text:p>
          </table:table-cell>
          <table:table-cell office:value-type="float" office:value="119" table:style-name="ce26">
            <text:p>119.0</text:p>
          </table:table-cell>
          <table:table-cell office:value-type="float" office:value="122.3" table:style-name="ce26">
            <text:p>122.3</text:p>
          </table:table-cell>
          <table:table-cell office:value-type="float" office:value="115.96899999999999" table:style-name="ce26">
            <text:p>116.0</text:p>
          </table:table-cell>
          <table:table-cell office:value-type="float" office:value="107.048" table:style-name="ce26">
            <text:p>107.0</text:p>
          </table:table-cell>
          <table:table-cell office:value-type="float" office:value="103.73399999999999" table:style-name="ce26">
            <text:p>103.7</text:p>
          </table:table-cell>
          <table:table-cell office:value-type="float" office:value="96.4" table:style-name="ce26">
            <text:p>96.4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number-columns-repeated="16351" table:style-name="ce19"/>
        </table:table-row>
        <table:table-row table:style-name="ro3">
          <table:table-cell office:value-type="string" table:style-name="ce25">
            <text:p><text:s text:c="2"/>Initial Failure Rate<text:span text:style-name="T2">3</text:span>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18.5" table:style-name="ce26">
            <text:p>18.5</text:p>
          </table:table-cell>
          <table:table-cell office:value-type="float" office:value="18" table:style-name="ce26">
            <text:p>18.0</text:p>
          </table:table-cell>
          <table:table-cell office:value-type="float" office:value="20.8" table:style-name="ce26">
            <text:p>20.8</text:p>
          </table:table-cell>
          <table:table-cell office:value-type="float" office:value="18.8" table:style-name="ce26">
            <text:p>18.8</text:p>
          </table:table-cell>
          <table:table-cell office:value-type="float" office:value="18.2" table:style-name="ce26">
            <text:p>18.2</text:p>
          </table:table-cell>
          <table:table-cell office:value-type="float" office:value="19.7" table:style-name="ce26">
            <text:p>19.7</text:p>
          </table:table-cell>
          <table:table-cell office:value-type="float" office:value="20.8" table:style-name="ce26">
            <text:p>20.8</text:p>
          </table:table-cell>
          <table:table-cell office:value-type="float" office:value="21.3" table:style-name="ce26">
            <text:p>21.3</text:p>
          </table:table-cell>
          <table:table-cell office:value-type="float" office:value="20.764115068974892" table:style-name="ce26">
            <text:p>20.8</text:p>
          </table:table-cell>
          <table:table-cell office:value-type="float" office:value="20.920050601620723" table:style-name="ce26">
            <text:p>20.9</text:p>
          </table:table-cell>
          <table:table-cell office:value-type="float" office:value="20.6" table:style-name="ce26">
            <text:p>20.6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19.2" table:style-name="ce26">
            <text:p>19.2</text:p>
          </table:table-cell>
          <table:table-cell office:value-type="float" office:value="18.2" table:style-name="ce26">
            <text:p>18.2</text:p>
          </table:table-cell>
          <table:table-cell office:value-type="float" office:value="17.7" table:style-name="ce26">
            <text:p>17.7</text:p>
          </table:table-cell>
          <table:table-cell office:value-type="float" office:value="17.100000000000001" table:style-name="ce26">
            <text:p>17.1</text:p>
          </table:table-cell>
          <table:table-cell table:style-name="ce16"/>
          <table:table-cell table:style-name="ce27"/>
          <table:table-cell table:number-columns-repeated="3" table:style-name="ce16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number-columns-repeated="16351" table:style-name="ce19"/>
        </table:table-row>
        <table:table-row table:style-name="ro3">
          <table:table-cell office:value-type="string" table:style-name="ce28">
            <text:p><text:s text:c="2"/>Final Failure Rate<text:span text:style-name="T2">4</text:span></text:p>
          </table:table-cell>
          <table:table-cell table:number-columns-repeated="6" table:style-name="ce29"/>
          <table:table-cell office:value-type="float" office:value="12.8" table:style-name="ce29">
            <text:p>12.8</text:p>
          </table:table-cell>
          <table:table-cell office:value-type="float" office:value="13.215788383452534" table:style-name="ce29">
            <text:p>13.2</text:p>
          </table:table-cell>
          <table:table-cell office:value-type="float" office:value="13.237300100314744" table:style-name="ce29">
            <text:p>13.2</text:p>
          </table:table-cell>
          <table:table-cell office:value-type="float" office:value="13.299179333807187" table:style-name="ce29">
            <text:p>13.3</text:p>
          </table:table-cell>
          <table:table-cell office:value-type="float" office:value="12.757954773975989" table:style-name="ce29">
            <text:p>12.8</text:p>
          </table:table-cell>
          <table:table-cell office:value-type="float" office:value="12.638394076588227" table:style-name="ce29">
            <text:p>12.6</text:p>
          </table:table-cell>
          <table:table-cell office:value-type="float" office:value="12.3" table:style-name="ce29">
            <text:p>12.3</text:p>
          </table:table-cell>
          <table:table-cell office:value-type="float" office:value="11.9" table:style-name="ce29">
            <text:p>11.9</text:p>
          </table:table-cell>
          <table:table-cell office:value-type="float" office:value="11.5" table:style-name="ce29">
            <text:p>11.5</text:p>
          </table:table-cell>
          <table:table-cell office:value-type="float" office:value="10.7" table:style-name="ce29">
            <text:p>10.7</text:p>
          </table:table-cell>
          <table:table-cell office:value-type="float" office:value="10.3" table:style-name="ce29">
            <text:p>10.3</text:p>
          </table:table-cell>
          <table:table-cell office:value-type="float" office:value="10" table:style-name="ce26">
            <text:p>10.0</text:p>
          </table:table-cell>
          <table:table-cell table:style-name="ce16"/>
          <table:table-cell table:style-name="ce30"/>
          <table:table-cell table:style-name="ce16"/>
          <table:table-cell table:style-name="ce27"/>
          <table:table-cell table:style-name="ce16"/>
          <table:table-cell table:style-name="ce30"/>
          <table:table-cell table:style-name="ce16"/>
          <table:table-cell table:style-name="ce30"/>
          <table:table-cell table:style-name="ce16"/>
          <table:table-cell table:style-name="ce30"/>
          <table:table-cell table:style-name="ce16"/>
          <table:table-cell table:style-name="ce30"/>
          <table:table-cell table:style-name="ce16"/>
          <table:table-cell table:style-name="ce30"/>
          <table:table-cell table:number-columns-repeated="16351" table:style-name="ce19"/>
        </table:table-row>
        <table:table-row table:style-name="ro5">
          <table:table-cell office:value-type="string" table:style-name="ce31">
            <text:p>Cars and other passenger vehicles (up to 12 seats):</text:p>
          </table:table-cell>
          <table:table-cell table:number-columns-repeated="3" table:style-name="ce32"/>
          <table:table-cell table:number-columns-repeated="3" table:style-name="ce33"/>
          <table:table-cell table:style-name="ce34"/>
          <table:table-cell table:number-columns-repeated="11" table:style-name="ce33"/>
          <table:table-cell table:number-columns-repeated="14" table:style-name="ce16"/>
          <table:table-cell table:number-columns-repeated="16351" table:style-name="ce19"/>
        </table:table-row>
        <table:table-row table:style-name="ro4">
          <table:table-cell office:value-type="string" table:style-name="ce25">
            <text:p><text:s text:c="2"/>Tested</text:p>
          </table:table-cell>
          <table:table-cell office:value-type="float" office:value="22775" table:style-name="ce26">
            <text:p>22,775.0</text:p>
          </table:table-cell>
          <table:table-cell office:value-type="float" office:value="22768" table:style-name="ce26">
            <text:p>22,768.0</text:p>
          </table:table-cell>
          <table:table-cell office:value-type="float" office:value="22781" table:style-name="ce26">
            <text:p>22,781.0</text:p>
          </table:table-cell>
          <table:table-cell office:value-type="float" office:value="22509" table:style-name="ce26">
            <text:p>22,509.0</text:p>
          </table:table-cell>
          <table:table-cell office:value-type="float" office:value="20695" table:style-name="ce26">
            <text:p>20,695.0</text:p>
          </table:table-cell>
          <table:table-cell office:value-type="float" office:value="22664.991000000002" table:style-name="ce26">
            <text:p>22,665.0</text:p>
          </table:table-cell>
          <table:table-cell office:value-type="float" office:value="24416.938999999998" table:style-name="ce26">
            <text:p>24,416.9</text:p>
          </table:table-cell>
          <table:table-cell office:value-type="float" office:value="24912.547999999999" table:style-name="ce26">
            <text:p>24,912.5</text:p>
          </table:table-cell>
          <table:table-cell office:value-type="float" office:value="25537.682000000001" table:style-name="ce26">
            <text:p>25,537.7</text:p>
          </table:table-cell>
          <table:table-cell office:value-type="float" office:value="26047.52" table:style-name="ce26">
            <text:p>26,047.5</text:p>
          </table:table-cell>
          <table:table-cell office:value-type="float" office:value="26637.49" table:style-name="ce26">
            <text:p>26,637.5</text:p>
          </table:table-cell>
          <table:table-cell office:value-type="float" office:value="26827.366999999998" table:style-name="ce26">
            <text:p>26,827.4</text:p>
          </table:table-cell>
          <table:table-cell office:value-type="float" office:value="26872.400000000001" table:style-name="ce26">
            <text:p>26,872.4</text:p>
          </table:table-cell>
          <table:table-cell office:value-type="float" office:value="27481" table:style-name="ce26">
            <text:p>27,481.0</text:p>
          </table:table-cell>
          <table:table-cell office:value-type="float" office:value="27688.292000000001" table:style-name="ce26">
            <text:p>27,688.3</text:p>
          </table:table-cell>
          <table:table-cell office:value-type="float" office:value="28027.32" table:style-name="ce26">
            <text:p>28,027.3</text:p>
          </table:table-cell>
          <table:table-cell office:value-type="float" office:value="28684.053" table:style-name="ce26">
            <text:p>28,684.1</text:p>
          </table:table-cell>
          <table:table-cell office:value-type="float" office:value="28877.200000000001" table:style-name="ce26">
            <text:p>28,877.2</text:p>
          </table:table-cell>
          <table:table-cell table:style-name="ce16"/>
          <table:table-cell table:style-name="ce19"/>
          <table:table-cell table:style-name="ce16"/>
          <table:table-cell table:style-name="ce27"/>
          <table:table-cell table:number-columns-repeated="4" table:style-name="ce19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number-columns-repeated="16351" table:style-name="ce19"/>
        </table:table-row>
        <table:table-row table:style-name="ro3">
          <table:table-cell office:value-type="string" table:style-name="ce25">
            <text:p><text:s text:c="2"/>PRS<text:span text:style-name="T2">2</text:span></text:p>
          </table:table-cell>
          <table:table-cell table:number-columns-repeated="6" table:style-name="ce26"/>
          <table:table-cell office:value-type="float" office:value="1864.9849999999999" table:style-name="ce26">
            <text:p>1,865.0</text:p>
          </table:table-cell>
          <table:table-cell office:value-type="float" office:value="2267.5810000000001" table:style-name="ce26">
            <text:p>2,267.6</text:p>
          </table:table-cell>
          <table:table-cell office:value-type="float" office:value="2502.4780000000001" table:style-name="ce26">
            <text:p>2,502.5</text:p>
          </table:table-cell>
          <table:table-cell office:value-type="float" office:value="2494.998" table:style-name="ce26">
            <text:p>2,495.0</text:p>
          </table:table-cell>
          <table:table-cell office:value-type="float" office:value="2515.6959999999999" table:style-name="ce26">
            <text:p>2,515.7</text:p>
          </table:table-cell>
          <table:table-cell office:value-type="float" office:value="2573.3229999999999" table:style-name="ce26">
            <text:p>2,573.3</text:p>
          </table:table-cell>
          <table:table-cell office:value-type="float" office:value="2580.9" table:style-name="ce26">
            <text:p>2,580.9</text:p>
          </table:table-cell>
          <table:table-cell office:value-type="float" office:value="2561.6999999999998" table:style-name="ce26">
            <text:p>2,561.7</text:p>
          </table:table-cell>
          <table:table-cell office:value-type="float" office:value="2542.7330000000002" table:style-name="ce26">
            <text:p>2,542.7</text:p>
          </table:table-cell>
          <table:table-cell office:value-type="float" office:value="2474.71" table:style-name="ce26">
            <text:p>2,474.7</text:p>
          </table:table-cell>
          <table:table-cell office:value-type="float" office:value="2451.0120000000002" table:style-name="ce26">
            <text:p>2,451.0</text:p>
          </table:table-cell>
          <table:table-cell office:value-type="float" office:value="2384.1999999999998" table:style-name="ce26">
            <text:p>2,384.2</text:p>
          </table:table-cell>
          <table:table-cell table:style-name="ce16"/>
          <table:table-cell table:style-name="ce19"/>
          <table:table-cell table:number-columns-repeated="2" table:style-name="ce16"/>
          <table:table-cell table:number-columns-repeated="4" table:style-name="ce19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number-columns-repeated="16351" table:style-name="ce19"/>
        </table:table-row>
        <table:table-row table:style-name="ro4">
          <table:table-cell office:value-type="string" table:style-name="ce25">
            <text:p><text:s text:c="2"/>Failed</text:p>
          </table:table-cell>
          <table:table-cell office:value-type="float" office:value="7212.84" table:style-name="ce26">
            <text:p>7,212.8</text:p>
          </table:table-cell>
          <table:table-cell office:value-type="float" office:value="7281.2" table:style-name="ce26">
            <text:p>7,281.2</text:p>
          </table:table-cell>
          <table:table-cell office:value-type="float" office:value="7084.9" table:style-name="ce26">
            <text:p>7,084.9</text:p>
          </table:table-cell>
          <table:table-cell office:value-type="float" office:value="6622.1" table:style-name="ce26">
            <text:p>6,622.1</text:p>
          </table:table-cell>
          <table:table-cell office:value-type="float" office:value="5951.9" table:style-name="ce26">
            <text:p>5,951.9</text:p>
          </table:table-cell>
          <table:table-cell office:value-type="float" office:value="7516.3925665770003" table:style-name="ce26">
            <text:p>7,516.4</text:p>
          </table:table-cell>
          <table:table-cell office:value-type="float" office:value="6885.9430000000002" table:style-name="ce26">
            <text:p>6,885.9</text:p>
          </table:table-cell>
          <table:table-cell office:value-type="float" office:value="7318.4059999999999" table:style-name="ce26">
            <text:p>7,318.4</text:p>
          </table:table-cell>
          <table:table-cell office:value-type="float" office:value="7676.0020000000004" table:style-name="ce26">
            <text:p>7,676.0</text:p>
          </table:table-cell>
          <table:table-cell office:value-type="float" office:value="8070.3249999999998" table:style-name="ce26">
            <text:p>8,070.3</text:p>
          </table:table-cell>
          <table:table-cell office:value-type="float" office:value="8075.87" table:style-name="ce26">
            <text:p>8,075.9</text:p>
          </table:table-cell>
          <table:table-cell office:value-type="float" office:value="8184.4589999999998" table:style-name="ce26">
            <text:p>8,184.5</text:p>
          </table:table-cell>
          <table:table-cell office:value-type="float" office:value="8031.2" table:style-name="ce26">
            <text:p>8,031.2</text:p>
          </table:table-cell>
          <table:table-cell office:value-type="float" office:value="8424.2999999999993" table:style-name="ce26">
            <text:p>8,424.3</text:p>
          </table:table-cell>
          <table:table-cell office:value-type="float" office:value="8056.0249999999996" table:style-name="ce26">
            <text:p>8,056.0</text:p>
          </table:table-cell>
          <table:table-cell office:value-type="float" office:value="7827.8649999999998" table:style-name="ce26">
            <text:p>7,827.9</text:p>
          </table:table-cell>
          <table:table-cell office:value-type="float" office:value="7699.8119999999999" table:style-name="ce26">
            <text:p>7,699.8</text:p>
          </table:table-cell>
          <table:table-cell office:value-type="float" office:value="7571.2" table:style-name="ce26">
            <text:p>7,571.2</text:p>
          </table:table-cell>
          <table:table-cell table:style-name="ce16"/>
          <table:table-cell table:style-name="ce19"/>
          <table:table-cell table:style-name="ce16"/>
          <table:table-cell table:style-name="ce27"/>
          <table:table-cell table:number-columns-repeated="4" table:style-name="ce19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number-columns-repeated="16351" table:style-name="ce19"/>
        </table:table-row>
        <table:table-row table:style-name="ro3">
          <table:table-cell office:value-type="string" table:style-name="ce25">
            <text:p><text:s text:c="2"/>Initial Failure Rate<text:span text:style-name="T2">3</text:span></text:p>
          </table:table-cell>
          <table:table-cell office:value-type="float" office:value="31.7" table:style-name="ce26">
            <text:p>31.7</text:p>
          </table:table-cell>
          <table:table-cell office:value-type="float" office:value="32" table:style-name="ce26">
            <text:p>32.0</text:p>
          </table:table-cell>
          <table:table-cell office:value-type="float" office:value="31.1" table:style-name="ce26">
            <text:p>31.1</text:p>
          </table:table-cell>
          <table:table-cell office:value-type="float" office:value="29.4" table:style-name="ce26">
            <text:p>29.4</text:p>
          </table:table-cell>
          <table:table-cell office:value-type="float" office:value="28.8" table:style-name="ce26">
            <text:p>28.8</text:p>
          </table:table-cell>
          <table:table-cell office:value-type="float" office:value="33.200000000000003" table:style-name="ce26">
            <text:p>33.2</text:p>
          </table:table-cell>
          <table:table-cell office:value-type="float" office:value="35.839578417261883" table:style-name="ce26">
            <text:p>35.8</text:p>
          </table:table-cell>
          <table:table-cell office:value-type="float" office:value="38.478549042835766" table:style-name="ce26">
            <text:p>38.5</text:p>
          </table:table-cell>
          <table:table-cell office:value-type="float" office:value="39.856710565978538" table:style-name="ce26">
            <text:p>39.9</text:p>
          </table:table-cell>
          <table:table-cell office:value-type="float" office:value="40.561723342567738" table:style-name="ce26">
            <text:p>40.6</text:p>
          </table:table-cell>
          <table:table-cell office:value-type="float" office:value="39.761876963632837" table:style-name="ce26">
            <text:p>39.8</text:p>
          </table:table-cell>
          <table:table-cell office:value-type="float" office:value="40.100029197796417" table:style-name="ce26">
            <text:p>40.1</text:p>
          </table:table-cell>
          <table:table-cell office:value-type="float" office:value="39.5" table:style-name="ce26">
            <text:p>39.5</text:p>
          </table:table-cell>
          <table:table-cell office:value-type="float" office:value="40" table:style-name="ce26">
            <text:p>40.0</text:p>
          </table:table-cell>
          <table:table-cell office:value-type="float" office:value="38.299999999999997" table:style-name="ce26">
            <text:p>38.3</text:p>
          </table:table-cell>
          <table:table-cell office:value-type="float" office:value="36.799999999999997" table:style-name="ce26">
            <text:p>36.8</text:p>
          </table:table-cell>
          <table:table-cell office:value-type="float" office:value="35.4" table:style-name="ce26">
            <text:p>35.4</text:p>
          </table:table-cell>
          <table:table-cell office:value-type="float" office:value="34.5" table:style-name="ce26">
            <text:p>34.5</text:p>
          </table:table-cell>
          <table:table-cell table:style-name="ce16"/>
          <table:table-cell table:style-name="ce19"/>
          <table:table-cell table:number-columns-repeated="2" table:style-name="ce16"/>
          <table:table-cell table:number-columns-repeated="4" table:style-name="ce19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number-columns-repeated="16351" table:style-name="ce19"/>
        </table:table-row>
        <table:table-row table:style-name="ro3">
          <table:table-cell office:value-type="string" table:style-name="ce28">
            <text:p><text:s text:c="2"/>Final Failure Rate<text:span text:style-name="T2">4</text:span></text:p>
          </table:table-cell>
          <table:table-cell table:number-columns-repeated="6" table:style-name="ce29"/>
          <table:table-cell office:value-type="float" office:value="28.201499786684973" table:style-name="ce29">
            <text:p>28.2</text:p>
          </table:table-cell>
          <table:table-cell office:value-type="float" office:value="29.376384944647171" table:style-name="ce29">
            <text:p>29.4</text:p>
          </table:table-cell>
          <table:table-cell office:value-type="float" office:value="30.057551816958174" table:style-name="ce29">
            <text:p>30.1</text:p>
          </table:table-cell>
          <table:table-cell office:value-type="float" office:value="30.983083994176795" table:style-name="ce29">
            <text:p>31.0</text:p>
          </table:table-cell>
          <table:table-cell office:value-type="float" office:value="30.317683835826877" table:style-name="ce29">
            <text:p>30.3</text:p>
          </table:table-cell>
          <table:table-cell office:value-type="float" office:value="30.50787280018945" table:style-name="ce29">
            <text:p>30.5</text:p>
          </table:table-cell>
          <table:table-cell office:value-type="float" office:value="29.9" table:style-name="ce29">
            <text:p>29.9</text:p>
          </table:table-cell>
          <table:table-cell office:value-type="float" office:value="30.7" table:style-name="ce29">
            <text:p>30.7</text:p>
          </table:table-cell>
          <table:table-cell office:value-type="float" office:value="29.1" table:style-name="ce29">
            <text:p>29.1</text:p>
          </table:table-cell>
          <table:table-cell office:value-type="float" office:value="27.9" table:style-name="ce29">
            <text:p>27.9</text:p>
          </table:table-cell>
          <table:table-cell office:value-type="float" office:value="26.8" table:style-name="ce29">
            <text:p>26.8</text:p>
          </table:table-cell>
          <table:table-cell office:value-type="float" office:value="26.2" table:style-name="ce29">
            <text:p>26.2</text:p>
          </table:table-cell>
          <table:table-cell table:style-name="ce16"/>
          <table:table-cell table:style-name="ce19"/>
          <table:table-cell table:style-name="ce16"/>
          <table:table-cell table:style-name="ce27"/>
          <table:table-cell table:number-columns-repeated="4" table:style-name="ce19"/>
          <table:table-cell table:style-name="ce16"/>
          <table:table-cell table:style-name="ce36"/>
          <table:table-cell table:style-name="ce16"/>
          <table:table-cell table:style-name="ce36"/>
          <table:table-cell table:style-name="ce16"/>
          <table:table-cell table:style-name="ce36"/>
          <table:table-cell table:number-columns-repeated="16351" table:style-name="ce19"/>
        </table:table-row>
        <table:table-row table:style-name="ro6">
          <table:table-cell office:value-type="string" table:style-name="ce28">
            <text:p>Private passenger vehicles (more than 12 seats):<text:s/></text:p>
          </table:table-cell>
          <table:table-cell table:style-name="ce37"/>
          <table:table-cell table:style-name="ce38"/>
          <table:table-cell table:number-columns-repeated="2" table:style-name="ce34"/>
          <table:table-cell table:style-name="ce29"/>
          <table:table-cell table:style-name="ce34"/>
          <table:table-cell table:number-columns-repeated="3" table:style-name="ce29"/>
          <table:table-cell table:number-columns-repeated="9" table:style-name="ce34"/>
          <table:table-cell table:style-name="ce16"/>
          <table:table-cell table:style-name="ce35"/>
          <table:table-cell table:style-name="ce16"/>
          <table:table-cell table:style-name="ce19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number-columns-repeated="16351" table:style-name="ce19"/>
        </table:table-row>
        <table:table-row table:style-name="ro4">
          <table:table-cell office:value-type="string" table:style-name="ce25">
            <text:p><text:s text:c="2"/>Tested</text:p>
          </table:table-cell>
          <table:table-cell office:value-type="float" office:value="27" table:style-name="ce26">
            <text:p>27.0</text:p>
          </table:table-cell>
          <table:table-cell office:value-type="float" office:value="28" table:style-name="ce26">
            <text:p>28.0</text:p>
          </table:table-cell>
          <table:table-cell office:value-type="float" office:value="27" table:style-name="ce26">
            <text:p>27.0</text:p>
          </table:table-cell>
          <table:table-cell office:value-type="float" office:value="44" table:style-name="ce26">
            <text:p>44.0</text:p>
          </table:table-cell>
          <table:table-cell office:value-type="float" office:value="30" table:style-name="ce26">
            <text:p>30.0</text:p>
          </table:table-cell>
          <table:table-cell office:value-type="float" office:value="46.368000000000002" table:style-name="ce26">
            <text:p>46.4</text:p>
          </table:table-cell>
          <table:table-cell office:value-type="float" office:value="49.41" table:style-name="ce26">
            <text:p>49.4</text:p>
          </table:table-cell>
          <table:table-cell office:value-type="float" office:value="48.704999999999998" table:style-name="ce26">
            <text:p>48.7</text:p>
          </table:table-cell>
          <table:table-cell office:value-type="float" office:value="49.582999999999998" table:style-name="ce26">
            <text:p>49.6</text:p>
          </table:table-cell>
          <table:table-cell office:value-type="float" office:value="49.453000000000003" table:style-name="ce26">
            <text:p>49.5</text:p>
          </table:table-cell>
          <table:table-cell office:value-type="float" office:value="49.188000000000002" table:style-name="ce26">
            <text:p>49.2</text:p>
          </table:table-cell>
          <table:table-cell office:value-type="float" office:value="48.286000000000001" table:style-name="ce26">
            <text:p>48.3</text:p>
          </table:table-cell>
          <table:table-cell office:value-type="float" office:value="46.8" table:style-name="ce26">
            <text:p>46.8</text:p>
          </table:table-cell>
          <table:table-cell office:value-type="float" office:value="47" table:style-name="ce26">
            <text:p>47.0</text:p>
          </table:table-cell>
          <table:table-cell office:value-type="float" office:value="44.805" table:style-name="ce26">
            <text:p>44.8</text:p>
          </table:table-cell>
          <table:table-cell office:value-type="float" office:value="45.610999999999997" table:style-name="ce26">
            <text:p>45.6</text:p>
          </table:table-cell>
          <table:table-cell office:value-type="float" office:value="47.853000000000002" table:style-name="ce26">
            <text:p>47.9</text:p>
          </table:table-cell>
          <table:table-cell office:value-type="float" office:value="47.8" table:style-name="ce26">
            <text:p>47.8</text:p>
          </table:table-cell>
          <table:table-cell table:style-name="ce16"/>
          <table:table-cell table:style-name="ce39"/>
          <table:table-cell table:style-name="ce16"/>
          <table:table-cell table:style-name="ce27"/>
          <table:table-cell table:style-name="ce35"/>
          <table:table-cell table:style-name="ce39"/>
          <table:table-cell table:style-name="ce16"/>
          <table:table-cell table:style-name="ce39"/>
          <table:table-cell table:style-name="ce16"/>
          <table:table-cell table:style-name="ce39"/>
          <table:table-cell table:style-name="ce16"/>
          <table:table-cell table:style-name="ce39"/>
          <table:table-cell table:style-name="ce16"/>
          <table:table-cell table:style-name="ce39"/>
          <table:table-cell table:number-columns-repeated="16351" table:style-name="ce19"/>
        </table:table-row>
        <table:table-row table:style-name="ro3">
          <table:table-cell office:value-type="string" table:style-name="ce25">
            <text:p><text:s text:c="2"/>PRS<text:span text:style-name="T2">2</text:span></text:p>
          </table:table-cell>
          <table:table-cell table:number-columns-repeated="6" table:style-name="ce26"/>
          <table:table-cell office:value-type="float" office:value="2.157" table:style-name="ce26">
            <text:p>2.2</text:p>
          </table:table-cell>
          <table:table-cell office:value-type="float" office:value="2.6019999999999999" table:style-name="ce26">
            <text:p>2.6</text:p>
          </table:table-cell>
          <table:table-cell office:value-type="float" office:value="3.0720000000000001" table:style-name="ce26">
            <text:p>3.1</text:p>
          </table:table-cell>
          <table:table-cell office:value-type="float" office:value="3.2690000000000001" table:style-name="ce26">
            <text:p>3.3</text:p>
          </table:table-cell>
          <table:table-cell office:value-type="float" office:value="3.496" table:style-name="ce26">
            <text:p>3.5</text:p>
          </table:table-cell>
          <table:table-cell office:value-type="float" office:value="3.379" table:style-name="ce26">
            <text:p>3.4</text:p>
          </table:table-cell>
          <table:table-cell office:value-type="float" office:value="3.3" table:style-name="ce26">
            <text:p>3.3</text:p>
          </table:table-cell>
          <table:table-cell office:value-type="float" office:value="3.4" table:style-name="ce26">
            <text:p>3.4</text:p>
          </table:table-cell>
          <table:table-cell office:value-type="float" office:value="3.258" table:style-name="ce26">
            <text:p>3.3</text:p>
          </table:table-cell>
          <table:table-cell office:value-type="float" office:value="3.121" table:style-name="ce26">
            <text:p>3.1</text:p>
          </table:table-cell>
          <table:table-cell office:value-type="float" office:value="3.1749999999999998" table:style-name="ce26">
            <text:p>3.2</text:p>
          </table:table-cell>
          <table:table-cell office:value-type="float" office:value="3" table:style-name="ce26">
            <text:p>3.0</text:p>
          </table:table-cell>
          <table:table-cell table:style-name="ce16"/>
          <table:table-cell table:style-name="ce39"/>
          <table:table-cell table:number-columns-repeated="2" table:style-name="ce16"/>
          <table:table-cell table:style-name="ce35"/>
          <table:table-cell table:style-name="ce39"/>
          <table:table-cell table:style-name="ce16"/>
          <table:table-cell table:style-name="ce39"/>
          <table:table-cell table:style-name="ce16"/>
          <table:table-cell table:style-name="ce39"/>
          <table:table-cell table:style-name="ce16"/>
          <table:table-cell table:style-name="ce39"/>
          <table:table-cell table:style-name="ce16"/>
          <table:table-cell table:style-name="ce39"/>
          <table:table-cell table:number-columns-repeated="16351" table:style-name="ce19"/>
        </table:table-row>
        <table:table-row table:style-name="ro4">
          <table:table-cell office:value-type="string" table:style-name="ce25">
            <text:p><text:s text:c="2"/>Failed</text:p>
          </table:table-cell>
          <table:table-cell office:value-type="float" office:value="6.64" table:style-name="ce26">
            <text:p>6.6</text:p>
          </table:table-cell>
          <table:table-cell office:value-type="float" office:value="5.8849999999999998" table:style-name="ce26">
            <text:p>5.9</text:p>
          </table:table-cell>
          <table:table-cell office:value-type="float" office:value="5.2649999999999997" table:style-name="ce26">
            <text:p>5.3</text:p>
          </table:table-cell>
          <table:table-cell office:value-type="float" office:value="10.842000000000001" table:style-name="ce26">
            <text:p>10.8</text:p>
          </table:table-cell>
          <table:table-cell office:value-type="float" office:value="5.008" table:style-name="ce26">
            <text:p>5.0</text:p>
          </table:table-cell>
          <table:table-cell office:value-type="float" office:value="12.734733950433" table:style-name="ce26">
            <text:p>12.7</text:p>
          </table:table-cell>
          <table:table-cell office:value-type="float" office:value="12.526" table:style-name="ce26">
            <text:p>12.5</text:p>
          </table:table-cell>
          <table:table-cell office:value-type="float" office:value="13.16" table:style-name="ce26">
            <text:p>13.2</text:p>
          </table:table-cell>
          <table:table-cell office:value-type="float" office:value="14.231" table:style-name="ce26">
            <text:p>14.2</text:p>
          </table:table-cell>
          <table:table-cell office:value-type="float" office:value="13.907999999999999" table:style-name="ce26">
            <text:p>13.9</text:p>
          </table:table-cell>
          <table:table-cell office:value-type="float" office:value="13.486000000000001" table:style-name="ce26">
            <text:p>13.5</text:p>
          </table:table-cell>
          <table:table-cell office:value-type="float" office:value="13.257" table:style-name="ce26">
            <text:p>13.3</text:p>
          </table:table-cell>
          <table:table-cell office:value-type="float" office:value="12.9" table:style-name="ce26">
            <text:p>12.9</text:p>
          </table:table-cell>
          <table:table-cell office:value-type="float" office:value="13.6" table:style-name="ce26">
            <text:p>13.6</text:p>
          </table:table-cell>
          <table:table-cell office:value-type="float" office:value="11.673" table:style-name="ce26">
            <text:p>11.7</text:p>
          </table:table-cell>
          <table:table-cell office:value-type="float" office:value="11.433" table:style-name="ce26">
            <text:p>11.4</text:p>
          </table:table-cell>
          <table:table-cell office:value-type="float" office:value="11.997" table:style-name="ce26">
            <text:p>12.0</text:p>
          </table:table-cell>
          <table:table-cell office:value-type="float" office:value="11.5" table:style-name="ce26">
            <text:p>11.5</text:p>
          </table:table-cell>
          <table:table-cell table:style-name="ce16"/>
          <table:table-cell table:style-name="ce39"/>
          <table:table-cell table:style-name="ce16"/>
          <table:table-cell table:style-name="ce27"/>
          <table:table-cell table:style-name="ce35"/>
          <table:table-cell table:style-name="ce39"/>
          <table:table-cell table:style-name="ce16"/>
          <table:table-cell table:style-name="ce39"/>
          <table:table-cell table:style-name="ce16"/>
          <table:table-cell table:style-name="ce39"/>
          <table:table-cell table:style-name="ce16"/>
          <table:table-cell table:style-name="ce39"/>
          <table:table-cell table:style-name="ce16"/>
          <table:table-cell table:style-name="ce39"/>
          <table:table-cell table:number-columns-repeated="16351" table:style-name="ce19"/>
        </table:table-row>
        <table:table-row table:style-name="ro3">
          <table:table-cell office:value-type="string" table:style-name="ce25">
            <text:p><text:s text:c="2"/>Initial Failure Rate<text:span text:style-name="T2">3</text:span></text:p>
          </table:table-cell>
          <table:table-cell office:value-type="float" office:value="24.6" table:style-name="ce26">
            <text:p>24.6</text:p>
          </table:table-cell>
          <table:table-cell office:value-type="float" office:value="21" table:style-name="ce26">
            <text:p>21.0</text:p>
          </table:table-cell>
          <table:table-cell office:value-type="float" office:value="19.5" table:style-name="ce26">
            <text:p>19.5</text:p>
          </table:table-cell>
          <table:table-cell office:value-type="float" office:value="24.6" table:style-name="ce26">
            <text:p>24.6</text:p>
          </table:table-cell>
          <table:table-cell office:value-type="float" office:value="17" table:style-name="ce26">
            <text:p>17.0</text:p>
          </table:table-cell>
          <table:table-cell office:value-type="float" office:value="27.5" table:style-name="ce26">
            <text:p>27.5</text:p>
          </table:table-cell>
          <table:table-cell office:value-type="float" office:value="29.716656547257642" table:style-name="ce26">
            <text:p>29.7</text:p>
          </table:table-cell>
          <table:table-cell office:value-type="float" office:value="32.36218047428396" table:style-name="ce26">
            <text:p>32.4</text:p>
          </table:table-cell>
          <table:table-cell office:value-type="float" office:value="34.897041324647567" table:style-name="ce26">
            <text:p>34.9</text:p>
          </table:table-cell>
          <table:table-cell office:value-type="float" office:value="34.733989848947481" table:style-name="ce26">
            <text:p>34.7</text:p>
          </table:table-cell>
          <table:table-cell office:value-type="float" office:value="34.524680816459295" table:style-name="ce26">
            <text:p>34.5</text:p>
          </table:table-cell>
          <table:table-cell office:value-type="float" office:value="34.453050573665244" table:style-name="ce26">
            <text:p>34.5</text:p>
          </table:table-cell>
          <table:table-cell office:value-type="float" office:value="34.700000000000003" table:style-name="ce26">
            <text:p>34.7</text:p>
          </table:table-cell>
          <table:table-cell office:value-type="float" office:value="36.1" table:style-name="ce26">
            <text:p>36.1</text:p>
          </table:table-cell>
          <table:table-cell office:value-type="float" office:value="33.299999999999997" table:style-name="ce26">
            <text:p>33.3</text:p>
          </table:table-cell>
          <table:table-cell office:value-type="float" office:value="31.9" table:style-name="ce26">
            <text:p>31.9</text:p>
          </table:table-cell>
          <table:table-cell office:value-type="float" office:value="31.7" table:style-name="ce26">
            <text:p>31.7</text:p>
          </table:table-cell>
          <table:table-cell office:value-type="float" office:value="30.3" table:style-name="ce26">
            <text:p>30.3</text:p>
          </table:table-cell>
          <table:table-cell table:style-name="ce16"/>
          <table:table-cell table:style-name="ce39"/>
          <table:table-cell table:number-columns-repeated="2" table:style-name="ce16"/>
          <table:table-cell table:style-name="ce35"/>
          <table:table-cell table:style-name="ce39"/>
          <table:table-cell table:style-name="ce16"/>
          <table:table-cell table:style-name="ce39"/>
          <table:table-cell table:style-name="ce16"/>
          <table:table-cell table:style-name="ce39"/>
          <table:table-cell table:style-name="ce16"/>
          <table:table-cell table:style-name="ce39"/>
          <table:table-cell table:style-name="ce16"/>
          <table:table-cell table:style-name="ce39"/>
          <table:table-cell table:number-columns-repeated="16351" table:style-name="ce19"/>
        </table:table-row>
        <table:table-row table:style-name="ro3">
          <table:table-cell office:value-type="string" table:style-name="ce28">
            <text:p><text:s text:c="2"/>Final Failure Rate<text:span text:style-name="T2">4</text:span></text:p>
          </table:table-cell>
          <table:table-cell table:number-columns-repeated="6" table:style-name="ce29"/>
          <table:table-cell office:value-type="float" office:value="25.351143493219997" table:style-name="ce29">
            <text:p>25.4</text:p>
          </table:table-cell>
          <table:table-cell office:value-type="float" office:value="27.019813160866441" table:style-name="ce29">
            <text:p>27.0</text:p>
          </table:table-cell>
          <table:table-cell office:value-type="float" office:value="28.701369420970895" table:style-name="ce29">
            <text:p>28.7</text:p>
          </table:table-cell>
          <table:table-cell office:value-type="float" office:value="28.123672982427756" table:style-name="ce29">
            <text:p>28.1</text:p>
          </table:table-cell>
          <table:table-cell office:value-type="float" office:value="27.417256241359684" table:style-name="ce29">
            <text:p>27.4</text:p>
          </table:table-cell>
          <table:table-cell office:value-type="float" office:value="27.455162987201259" table:style-name="ce29">
            <text:p>27.5</text:p>
          </table:table-cell>
          <table:table-cell office:value-type="float" office:value="27.6" table:style-name="ce29">
            <text:p>27.6</text:p>
          </table:table-cell>
          <table:table-cell office:value-type="float" office:value="28.9" table:style-name="ce29">
            <text:p>28.9</text:p>
          </table:table-cell>
          <table:table-cell office:value-type="float" office:value="26.1" table:style-name="ce29">
            <text:p>26.1</text:p>
          </table:table-cell>
          <table:table-cell office:value-type="float" office:value="25.1" table:style-name="ce29">
            <text:p>25.1</text:p>
          </table:table-cell>
          <table:table-cell office:value-type="float" office:value="25.1" table:style-name="ce29">
            <text:p>25.1</text:p>
          </table:table-cell>
          <table:table-cell office:value-type="float" office:value="24.1" table:style-name="ce29">
            <text:p>24.1</text:p>
          </table:table-cell>
          <table:table-cell table:style-name="ce16"/>
          <table:table-cell table:style-name="ce36"/>
          <table:table-cell table:style-name="ce16"/>
          <table:table-cell table:style-name="ce27"/>
          <table:table-cell table:number-columns-repeated="2" table:style-name="ce36"/>
          <table:table-cell table:style-name="ce16"/>
          <table:table-cell table:style-name="ce36"/>
          <table:table-cell table:style-name="ce16"/>
          <table:table-cell table:style-name="ce36"/>
          <table:table-cell table:style-name="ce16"/>
          <table:table-cell table:style-name="ce36"/>
          <table:table-cell table:style-name="ce16"/>
          <table:table-cell table:style-name="ce36"/>
          <table:table-cell table:number-columns-repeated="16351" table:style-name="ce19"/>
        </table:table-row>
        <table:table-row table:style-name="ro6">
          <table:table-cell office:value-type="string" table:style-name="ce28">
            <text:p>Goods vehicles between 3,000 and 3,500 kg gross weight:<text:s/></text:p>
          </table:table-cell>
          <table:table-cell table:style-name="ce37"/>
          <table:table-cell table:style-name="ce38"/>
          <table:table-cell table:number-columns-repeated="2" table:style-name="ce34"/>
          <table:table-cell table:style-name="ce29"/>
          <table:table-cell table:style-name="ce34"/>
          <table:table-cell table:number-columns-repeated="3" table:style-name="ce29"/>
          <table:table-cell table:number-columns-repeated="9" table:style-name="ce34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number-columns-repeated="16351" table:style-name="ce19"/>
        </table:table-row>
        <table:table-row table:style-name="ro4">
          <table:table-cell office:value-type="string" table:style-name="ce25">
            <text:p><text:s text:c="2"/>Tested</text:p>
          </table:table-cell>
          <table:table-cell office:value-type="float" office:value="283" table:style-name="ce26">
            <text:p>283.0</text:p>
          </table:table-cell>
          <table:table-cell office:value-type="float" office:value="284" table:style-name="ce26">
            <text:p>284.0</text:p>
          </table:table-cell>
          <table:table-cell office:value-type="float" office:value="376" table:style-name="ce26">
            <text:p>376.0</text:p>
          </table:table-cell>
          <table:table-cell office:value-type="float" office:value="495" table:style-name="ce26">
            <text:p>495.0</text:p>
          </table:table-cell>
          <table:table-cell office:value-type="float" office:value="634" table:style-name="ce26">
            <text:p>634.0</text:p>
          </table:table-cell>
          <table:table-cell office:value-type="float" office:value="437.40300000000002" table:style-name="ce26">
            <text:p>437.4</text:p>
          </table:table-cell>
          <table:table-cell office:value-type="float" office:value="495.31900000000002" table:style-name="ce26">
            <text:p>495.3</text:p>
          </table:table-cell>
          <table:table-cell office:value-type="float" office:value="520.68200000000002" table:style-name="ce26">
            <text:p>520.7</text:p>
          </table:table-cell>
          <table:table-cell office:value-type="float" office:value="541.30700000000002" table:style-name="ce26">
            <text:p>541.3</text:p>
          </table:table-cell>
          <table:table-cell office:value-type="float" office:value="563.82899999999995" table:style-name="ce26">
            <text:p>563.8</text:p>
          </table:table-cell>
          <table:table-cell office:value-type="float" office:value="602.08000000000004" table:style-name="ce26">
            <text:p>602.1</text:p>
          </table:table-cell>
          <table:table-cell office:value-type="float" office:value="608.14400000000001" table:style-name="ce26">
            <text:p>608.1</text:p>
          </table:table-cell>
          <table:table-cell office:value-type="float" office:value="587.79999999999995" table:style-name="ce26">
            <text:p>587.8</text:p>
          </table:table-cell>
          <table:table-cell office:value-type="float" office:value="601.9" table:style-name="ce26">
            <text:p>601.9</text:p>
          </table:table-cell>
          <table:table-cell office:value-type="float" office:value="613.76900000000001" table:style-name="ce26">
            <text:p>613.8</text:p>
          </table:table-cell>
          <table:table-cell office:value-type="float" office:value="644.35299999999995" table:style-name="ce26">
            <text:p>644.4</text:p>
          </table:table-cell>
          <table:table-cell office:value-type="float" office:value="680.46100000000001" table:style-name="ce26">
            <text:p>680.5</text:p>
          </table:table-cell>
          <table:table-cell office:value-type="float" office:value="700.7" table:style-name="ce26">
            <text:p>700.7</text:p>
          </table:table-cell>
          <table:table-cell table:style-name="ce16"/>
          <table:table-cell table:style-name="ce35"/>
          <table:table-cell table:style-name="ce16"/>
          <table:table-cell table:style-name="ce27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number-columns-repeated="16351" table:style-name="ce19"/>
        </table:table-row>
        <table:table-row table:style-name="ro3">
          <table:table-cell office:value-type="string" table:style-name="ce25">
            <text:p><text:s text:c="2"/>PRS<text:span text:style-name="T2">2</text:span></text:p>
          </table:table-cell>
          <table:table-cell table:number-columns-repeated="6" table:style-name="ce26"/>
          <table:table-cell office:value-type="float" office:value="26.004000000000001" table:style-name="ce26">
            <text:p>26.0</text:p>
          </table:table-cell>
          <table:table-cell office:value-type="float" office:value="34.779000000000003" table:style-name="ce26">
            <text:p>34.8</text:p>
          </table:table-cell>
          <table:table-cell office:value-type="float" office:value="43.965000000000003" table:style-name="ce26">
            <text:p>44.0</text:p>
          </table:table-cell>
          <table:table-cell office:value-type="float" office:value="47.906999999999996" table:style-name="ce26">
            <text:p>47.9</text:p>
          </table:table-cell>
          <table:table-cell office:value-type="float" office:value="53.146999999999998" table:style-name="ce26">
            <text:p>53.1</text:p>
          </table:table-cell>
          <table:table-cell office:value-type="float" office:value="55.569000000000003" table:style-name="ce26">
            <text:p>55.6</text:p>
          </table:table-cell>
          <table:table-cell office:value-type="float" office:value="56.5" table:style-name="ce26">
            <text:p>56.5</text:p>
          </table:table-cell>
          <table:table-cell office:value-type="float" office:value="56.6" table:style-name="ce26">
            <text:p>56.6</text:p>
          </table:table-cell>
          <table:table-cell office:value-type="float" office:value="59.87" table:style-name="ce26">
            <text:p>59.9</text:p>
          </table:table-cell>
          <table:table-cell office:value-type="float" office:value="61.546999999999997" table:style-name="ce26">
            <text:p>61.5</text:p>
          </table:table-cell>
          <table:table-cell office:value-type="float" office:value="64.691000000000003" table:style-name="ce26">
            <text:p>64.7</text:p>
          </table:table-cell>
          <table:table-cell office:value-type="float" office:value="65" table:style-name="ce26">
            <text:p>65.0</text:p>
          </table:table-cell>
          <table:table-cell table:style-name="ce16"/>
          <table:table-cell table:style-name="ce35"/>
          <table:table-cell table:number-columns-repeated="3"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number-columns-repeated="16351" table:style-name="ce19"/>
        </table:table-row>
        <table:table-row table:style-name="ro4">
          <table:table-cell office:value-type="string" table:style-name="ce25">
            <text:p><text:s text:c="2"/>Failed</text:p>
          </table:table-cell>
          <table:table-cell office:value-type="float" office:value="89.63" table:style-name="ce26">
            <text:p>89.6</text:p>
          </table:table-cell>
          <table:table-cell office:value-type="float" office:value="97.543999999999997" table:style-name="ce26">
            <text:p>97.5</text:p>
          </table:table-cell>
          <table:table-cell office:value-type="float" office:value="131.97999999999999" table:style-name="ce26">
            <text:p>132.0</text:p>
          </table:table-cell>
          <table:table-cell office:value-type="float" office:value="167.31" table:style-name="ce26">
            <text:p>167.3</text:p>
          </table:table-cell>
          <table:table-cell office:value-type="float" office:value="209" table:style-name="ce26">
            <text:p>209.0</text:p>
          </table:table-cell>
          <table:table-cell office:value-type="float" office:value="190.54921697095801" table:style-name="ce26">
            <text:p>190.5</text:p>
          </table:table-cell>
          <table:table-cell office:value-type="float" office:value="200.333" table:style-name="ce26">
            <text:p>200.3</text:p>
          </table:table-cell>
          <table:table-cell office:value-type="float" office:value="214.71899999999999" table:style-name="ce26">
            <text:p>214.7</text:p>
          </table:table-cell>
          <table:table-cell office:value-type="float" office:value="223.167" table:style-name="ce26">
            <text:p>223.2</text:p>
          </table:table-cell>
          <table:table-cell office:value-type="float" office:value="233.774" table:style-name="ce26">
            <text:p>233.8</text:p>
          </table:table-cell>
          <table:table-cell office:value-type="float" office:value="244.75800000000001" table:style-name="ce26">
            <text:p>244.8</text:p>
          </table:table-cell>
          <table:table-cell office:value-type="float" office:value="247.501" table:style-name="ce26">
            <text:p>247.5</text:p>
          </table:table-cell>
          <table:table-cell office:value-type="float" office:value="235.7" table:style-name="ce26">
            <text:p>235.7</text:p>
          </table:table-cell>
          <table:table-cell office:value-type="float" office:value="246.2" table:style-name="ce26">
            <text:p>246.2</text:p>
          </table:table-cell>
          <table:table-cell office:value-type="float" office:value="240.53399999999999" table:style-name="ce26">
            <text:p>240.5</text:p>
          </table:table-cell>
          <table:table-cell office:value-type="float" office:value="239.971" table:style-name="ce26">
            <text:p>240.0</text:p>
          </table:table-cell>
          <table:table-cell office:value-type="float" office:value="244.49600000000001" table:style-name="ce26">
            <text:p>244.5</text:p>
          </table:table-cell>
          <table:table-cell office:value-type="float" office:value="241.4" table:style-name="ce26">
            <text:p>241.4</text:p>
          </table:table-cell>
          <table:table-cell table:style-name="ce16"/>
          <table:table-cell table:style-name="ce35"/>
          <table:table-cell table:style-name="ce16"/>
          <table:table-cell table:style-name="ce27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number-columns-repeated="16351" table:style-name="ce19"/>
        </table:table-row>
        <table:table-row table:style-name="ro3">
          <table:table-cell office:value-type="string" table:style-name="ce25">
            <text:p><text:s text:c="2"/>Initial Failure Rate<text:span text:style-name="T2">3</text:span></text:p>
          </table:table-cell>
          <table:table-cell office:value-type="float" office:value="35.9" table:style-name="ce26">
            <text:p>35.9</text:p>
          </table:table-cell>
          <table:table-cell office:value-type="float" office:value="34.4" table:style-name="ce26">
            <text:p>34.4</text:p>
          </table:table-cell>
          <table:table-cell office:value-type="float" office:value="35.1" table:style-name="ce26">
            <text:p>35.1</text:p>
          </table:table-cell>
          <table:table-cell office:value-type="float" office:value="33.799999999999997" table:style-name="ce26">
            <text:p>33.8</text:p>
          </table:table-cell>
          <table:table-cell office:value-type="float" office:value="33" table:style-name="ce26">
            <text:p>33.0</text:p>
          </table:table-cell>
          <table:table-cell office:value-type="float" office:value="43.6" table:style-name="ce26">
            <text:p>43.6</text:p>
          </table:table-cell>
          <table:table-cell office:value-type="float" office:value="45.695198447868947" table:style-name="ce26">
            <text:p>45.7</text:p>
          </table:table-cell>
          <table:table-cell office:value-type="float" office:value="47.917538920108619" table:style-name="ce26">
            <text:p>47.9</text:p>
          </table:table-cell>
          <table:table-cell office:value-type="float" office:value="49.349444954526724" table:style-name="ce26">
            <text:p>49.3</text:p>
          </table:table-cell>
          <table:table-cell office:value-type="float" office:value="49.958586734630536" table:style-name="ce26">
            <text:p>50.0</text:p>
          </table:table-cell>
          <table:table-cell office:value-type="float" office:value="49.479305075737443" table:style-name="ce26">
            <text:p>49.5</text:p>
          </table:table-cell>
          <table:table-cell office:value-type="float" office:value="49.835236391380988" table:style-name="ce26">
            <text:p>49.8</text:p>
          </table:table-cell>
          <table:table-cell office:value-type="float" office:value="49.7" table:style-name="ce26">
            <text:p>49.7</text:p>
          </table:table-cell>
          <table:table-cell office:value-type="float" office:value="50.3" table:style-name="ce26">
            <text:p>50.3</text:p>
          </table:table-cell>
          <table:table-cell office:value-type="float" office:value="48.9" table:style-name="ce26">
            <text:p>48.9</text:p>
          </table:table-cell>
          <table:table-cell office:value-type="float" office:value="46.8" table:style-name="ce26">
            <text:p>46.8</text:p>
          </table:table-cell>
          <table:table-cell office:value-type="float" office:value="45.4" table:style-name="ce26">
            <text:p>45.4</text:p>
          </table:table-cell>
          <table:table-cell office:value-type="float" office:value="43.7" table:style-name="ce26">
            <text:p>43.7</text:p>
          </table:table-cell>
          <table:table-cell table:style-name="ce16"/>
          <table:table-cell table:style-name="ce35"/>
          <table:table-cell table:number-columns-repeated="3"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number-columns-repeated="16351" table:style-name="ce19"/>
        </table:table-row>
        <table:table-row table:style-name="ro3">
          <table:table-cell office:value-type="string" table:style-name="ce28">
            <text:p><text:s text:c="2"/>Final Failure Rate<text:span text:style-name="T2">4</text:span></text:p>
          </table:table-cell>
          <table:table-cell table:number-columns-repeated="6" table:style-name="ce29"/>
          <table:table-cell office:value-type="float" office:value="40.445248415667479" table:style-name="ce29">
            <text:p>40.4</text:p>
          </table:table-cell>
          <table:table-cell office:value-type="float" office:value="41.238030122032256" table:style-name="ce29">
            <text:p>41.2</text:p>
          </table:table-cell>
          <table:table-cell office:value-type="float" office:value="41.227436556334943" table:style-name="ce29">
            <text:p>41.2</text:p>
          </table:table-cell>
          <table:table-cell office:value-type="float" office:value="41.461861663731383" table:style-name="ce29">
            <text:p>41.5</text:p>
          </table:table-cell>
          <table:table-cell office:value-type="float" office:value="40.652072814243958" table:style-name="ce29">
            <text:p>40.7</text:p>
          </table:table-cell>
          <table:table-cell office:value-type="float" office:value="40.697762372069775" table:style-name="ce29">
            <text:p>40.7</text:p>
          </table:table-cell>
          <table:table-cell office:value-type="float" office:value="40.1" table:style-name="ce29">
            <text:p>40.1</text:p>
          </table:table-cell>
          <table:table-cell office:value-type="float" office:value="40.9" table:style-name="ce29">
            <text:p>40.9</text:p>
          </table:table-cell>
          <table:table-cell office:value-type="float" office:value="39.200000000000003" table:style-name="ce29">
            <text:p>39.2</text:p>
          </table:table-cell>
          <table:table-cell office:value-type="float" office:value="37.200000000000003" table:style-name="ce29">
            <text:p>37.2</text:p>
          </table:table-cell>
          <table:table-cell office:value-type="float" office:value="35.9" table:style-name="ce29">
            <text:p>35.9</text:p>
          </table:table-cell>
          <table:table-cell office:value-type="float" office:value="34.5" table:style-name="ce29">
            <text:p>34.5</text:p>
          </table:table-cell>
          <table:table-cell table:style-name="ce16"/>
          <table:table-cell table:style-name="ce36"/>
          <table:table-cell table:style-name="ce16"/>
          <table:table-cell table:style-name="ce27"/>
          <table:table-cell table:style-name="ce16"/>
          <table:table-cell table:style-name="ce36"/>
          <table:table-cell table:style-name="ce16"/>
          <table:table-cell table:style-name="ce36"/>
          <table:table-cell table:style-name="ce16"/>
          <table:table-cell table:style-name="ce36"/>
          <table:table-cell table:style-name="ce16"/>
          <table:table-cell table:style-name="ce36"/>
          <table:table-cell table:style-name="ce16"/>
          <table:table-cell table:style-name="ce36"/>
          <table:table-cell table:number-columns-repeated="16351" table:style-name="ce19"/>
        </table:table-row>
        <table:table-row table:style-name="ro7">
          <table:table-cell office:value-type="string" table:style-name="ce20">
            <text:p>All vehicles:</text:p>
          </table:table-cell>
          <table:table-cell table:number-columns-repeated="5" table:style-name="ce37"/>
          <table:table-cell table:number-columns-repeated="13" table:style-name="ce34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number-columns-repeated="16351" table:style-name="ce19"/>
        </table:table-row>
        <table:table-row table:style-name="ro4">
          <table:table-cell office:value-type="string" table:style-name="ce25">
            <text:p><text:s text:c="2"/>Tested</text:p>
          </table:table-cell>
          <table:table-cell office:value-type="float" office:value="23652.799999999999" table:style-name="ce26">
            <text:p>23,652.8</text:p>
          </table:table-cell>
          <table:table-cell office:value-type="float" office:value="23648.400000000001" table:style-name="ce26">
            <text:p>23,648.4</text:p>
          </table:table-cell>
          <table:table-cell office:value-type="float" office:value="23768.9" table:style-name="ce26">
            <text:p>23,768.9</text:p>
          </table:table-cell>
          <table:table-cell office:value-type="float" office:value="23793" table:style-name="ce26">
            <text:p>23,793.0</text:p>
          </table:table-cell>
          <table:table-cell office:value-type="float" office:value="22160" table:style-name="ce26">
            <text:p>22,160.0</text:p>
          </table:table-cell>
          <table:table-cell office:value-type="float" office:value="24022.003999999997" table:style-name="ce26">
            <text:p>24,022.0</text:p>
          </table:table-cell>
          <table:table-cell office:value-type="float" office:value="25864.231999999996" table:style-name="ce26">
            <text:p>25,864.2</text:p>
          </table:table-cell>
          <table:table-cell office:value-type="float" office:value="26379.861000000001" table:style-name="ce26">
            <text:p>26,379.9</text:p>
          </table:table-cell>
          <table:table-cell office:value-type="float" office:value="27070.607" table:style-name="ce26">
            <text:p>27,070.6</text:p>
          </table:table-cell>
          <table:table-cell office:value-type="float" office:value="27609.056000000004" table:style-name="ce26">
            <text:p>27,609.1</text:p>
          </table:table-cell>
          <table:table-cell office:value-type="float" office:value="28278.321" table:style-name="ce26">
            <text:p>28,278.3</text:p>
          </table:table-cell>
          <table:table-cell office:value-type="float" office:value="28516.174999999999" table:style-name="ce26">
            <text:p>28,516.2</text:p>
          </table:table-cell>
          <table:table-cell office:value-type="float" office:value="28473.9" table:style-name="ce26">
            <text:p>28,473.9</text:p>
          </table:table-cell>
          <table:table-cell office:value-type="float" office:value="29157.7" table:style-name="ce26">
            <text:p>29,157.7</text:p>
          </table:table-cell>
          <table:table-cell office:value-type="float" office:value="29355.442999999999" table:style-name="ce26">
            <text:p>29,355.4</text:p>
          </table:table-cell>
          <table:table-cell office:value-type="float" office:value="29720.784" table:style-name="ce26">
            <text:p>29,720.8</text:p>
          </table:table-cell>
          <table:table-cell office:value-type="float" office:value="30423.447" table:style-name="ce26">
            <text:p>30,423.4</text:p>
          </table:table-cell>
          <table:table-cell office:value-type="float" office:value="30594" table:style-name="ce26">
            <text:p>30,594.0</text:p>
          </table:table-cell>
          <table:table-cell table:style-name="ce16"/>
          <table:table-cell table:style-name="ce19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number-columns-repeated="16351" table:style-name="ce19"/>
        </table:table-row>
        <table:table-row table:style-name="ro3">
          <table:table-cell office:value-type="string" table:style-name="ce25">
            <text:p><text:s text:c="2"/>PRS<text:span text:style-name="T2">2</text:span></text:p>
          </table:table-cell>
          <table:table-cell table:number-columns-repeated="6" table:style-name="ce26"/>
          <table:table-cell office:value-type="float" office:value="1941.6239999999998" table:style-name="ce26">
            <text:p>1,941.6</text:p>
          </table:table-cell>
          <table:table-cell office:value-type="float" office:value="2362.8409999999999" table:style-name="ce26">
            <text:p>2,362.8</text:p>
          </table:table-cell>
          <table:table-cell office:value-type="float" office:value="2620.3730000000005" table:style-name="ce26">
            <text:p>2,620.4</text:p>
          </table:table-cell>
          <table:table-cell office:value-type="float" office:value="2622.2689999999998" table:style-name="ce26">
            <text:p>2,622.3</text:p>
          </table:table-cell>
          <table:table-cell office:value-type="float" office:value="2651.5650000000001" table:style-name="ce26">
            <text:p>2,651.6</text:p>
          </table:table-cell>
          <table:table-cell office:value-type="float" office:value="2717.7689999999998" table:style-name="ce26">
            <text:p>2,717.8</text:p>
          </table:table-cell>
          <table:table-cell office:value-type="float" office:value="2721" table:style-name="ce26">
            <text:p>2,721.0</text:p>
          </table:table-cell>
          <table:table-cell office:value-type="float" office:value="2704.3" table:style-name="ce26">
            <text:p>2,704.3</text:p>
          </table:table-cell>
          <table:table-cell office:value-type="float" office:value="2683.84" table:style-name="ce26">
            <text:p>2,683.8</text:p>
          </table:table-cell>
          <table:table-cell office:value-type="float" office:value="2614.59" table:style-name="ce26">
            <text:p>2,614.6</text:p>
          </table:table-cell>
          <table:table-cell office:value-type="float" office:value="2594.1179999999999" table:style-name="ce26">
            <text:p>2,594.1</text:p>
          </table:table-cell>
          <table:table-cell office:value-type="float" office:value="2521.1999999999998" table:style-name="ce26">
            <text:p>2,521.2</text:p>
          </table:table-cell>
          <table:table-cell table:style-name="ce16"/>
          <table:table-cell table:style-name="ce19"/>
          <table:table-cell table:number-columns-repeated="3"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number-columns-repeated="16351" table:style-name="ce19"/>
        </table:table-row>
        <table:table-row table:style-name="ro4">
          <table:table-cell office:value-type="string" table:style-name="ce25">
            <text:p><text:s text:c="2"/>Failed</text:p>
          </table:table-cell>
          <table:table-cell office:value-type="float" office:value="7422.01" table:style-name="ce26">
            <text:p>7,422.0</text:p>
          </table:table-cell>
          <table:table-cell office:value-type="float" office:value="7497.7290000000003" table:style-name="ce26">
            <text:p>7,497.7</text:p>
          </table:table-cell>
          <table:table-cell office:value-type="float" office:value="7330.3749999999991" table:style-name="ce26">
            <text:p>7,330.4</text:p>
          </table:table-cell>
          <table:table-cell office:value-type="float" office:value="6934.2020000000002" table:style-name="ce26">
            <text:p>6,934.2</text:p>
          </table:table-cell>
          <table:table-cell office:value-type="float" office:value="6332.3579999999993" table:style-name="ce26">
            <text:p>6,332.4</text:p>
          </table:table-cell>
          <table:table-cell office:value-type="float" office:value="7883.759214359613" table:style-name="ce26">
            <text:p>7,883.8</text:p>
          </table:table-cell>
          <table:table-cell office:value-type="float" office:value="7214.674" table:style-name="ce26">
            <text:p>7,214.7</text:p>
          </table:table-cell>
          <table:table-cell office:value-type="float" office:value="7664.9529999999995" table:style-name="ce26">
            <text:p>7,665.0</text:p>
          </table:table-cell>
          <table:table-cell office:value-type="float" office:value="8038.1" table:style-name="ce26">
            <text:p>8,038.1</text:p>
          </table:table-cell>
          <table:table-cell office:value-type="float" office:value="8444.1169999999984" table:style-name="ce26">
            <text:p>8,444.1</text:p>
          </table:table-cell>
          <table:table-cell office:value-type="float" office:value="8460.3619999999992" table:style-name="ce26">
            <text:p>8,460.4</text:p>
          </table:table-cell>
          <table:table-cell office:value-type="float" office:value="8575.6929999999993" table:style-name="ce26">
            <text:p>8,575.7</text:p>
          </table:table-cell>
          <table:table-cell office:value-type="float" office:value="8398.7999999999993" table:style-name="ce26">
            <text:p>8,398.8</text:p>
          </table:table-cell>
          <table:table-cell office:value-type="float" office:value="8806.4" table:style-name="ce26">
            <text:p>8,806.4</text:p>
          </table:table-cell>
          <table:table-cell office:value-type="float" office:value="8424.2009999999991" table:style-name="ce26">
            <text:p>8,424.2</text:p>
          </table:table-cell>
          <table:table-cell office:value-type="float" office:value="8186.317" table:style-name="ce26">
            <text:p>8,186.3</text:p>
          </table:table-cell>
          <table:table-cell office:value-type="float" office:value="8060.0389999999998" table:style-name="ce26">
            <text:p>8,060.0</text:p>
          </table:table-cell>
          <table:table-cell office:value-type="float" office:value="7920.5" table:style-name="ce26">
            <text:p>7,920.5</text:p>
          </table:table-cell>
          <table:table-cell table:style-name="ce16"/>
          <table:table-cell table:style-name="ce19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number-columns-repeated="16351" table:style-name="ce19"/>
        </table:table-row>
        <table:table-row table:style-name="ro3">
          <table:table-cell office:value-type="string" table:style-name="ce25">
            <text:p><text:s text:c="2"/>Initial Failure Rate<text:span text:style-name="T2">3</text:span></text:p>
          </table:table-cell>
          <table:table-cell office:value-type="float" office:value="31.4" table:style-name="ce26">
            <text:p>31.4</text:p>
          </table:table-cell>
          <table:table-cell office:value-type="float" office:value="31.7" table:style-name="ce26">
            <text:p>31.7</text:p>
          </table:table-cell>
          <table:table-cell office:value-type="float" office:value="30.8" table:style-name="ce26">
            <text:p>30.8</text:p>
          </table:table-cell>
          <table:table-cell office:value-type="float" office:value="29.1" table:style-name="ce26">
            <text:p>29.1</text:p>
          </table:table-cell>
          <table:table-cell office:value-type="float" office:value="28.6" table:style-name="ce26">
            <text:p>28.6</text:p>
          </table:table-cell>
          <table:table-cell office:value-type="float" office:value="32.799999999999997" table:style-name="ce26">
            <text:p>32.8</text:p>
          </table:table-cell>
          <table:table-cell office:value-type="float" office:value="35.401391388694627" table:style-name="ce26">
            <text:p>35.4</text:p>
          </table:table-cell>
          <table:table-cell office:value-type="float" office:value="38.013066103722075" table:style-name="ce26">
            <text:p>38.0</text:p>
          </table:table-cell>
          <table:table-cell office:value-type="float" office:value="39.372862972743839" table:style-name="ce26">
            <text:p>39.4</text:p>
          </table:table-cell>
          <table:table-cell office:value-type="float" office:value="40.082449758514002" table:style-name="ce26">
            <text:p>40.1</text:p>
          </table:table-cell>
          <table:table-cell office:value-type="float" office:value="39.294861247243077" table:style-name="ce26">
            <text:p>39.3</text:p>
          </table:table-cell>
          <table:table-cell office:value-type="float" office:value="39.603705616198525" table:style-name="ce26">
            <text:p>39.6</text:p>
          </table:table-cell>
          <table:table-cell office:value-type="float" office:value="39.1" table:style-name="ce26">
            <text:p>39.1</text:p>
          </table:table-cell>
          <table:table-cell office:value-type="float" office:value="39.5" table:style-name="ce26">
            <text:p>39.5</text:p>
          </table:table-cell>
          <table:table-cell office:value-type="float" office:value="37.799999999999997" table:style-name="ce26">
            <text:p>37.8</text:p>
          </table:table-cell>
          <table:table-cell office:value-type="float" office:value="36.299999999999997" table:style-name="ce26">
            <text:p>36.3</text:p>
          </table:table-cell>
          <table:table-cell office:value-type="float" office:value="35" table:style-name="ce26">
            <text:p>35.0</text:p>
          </table:table-cell>
          <table:table-cell office:value-type="float" office:value="34.1" table:style-name="ce26">
            <text:p>34.1</text:p>
          </table:table-cell>
          <table:table-cell table:style-name="ce16"/>
          <table:table-cell table:style-name="ce19"/>
          <table:table-cell table:number-columns-repeated="3"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style-name="ce16"/>
          <table:table-cell table:style-name="ce35"/>
          <table:table-cell table:number-columns-repeated="16351" table:style-name="ce19"/>
        </table:table-row>
        <table:table-row table:style-name="ro3">
          <table:table-cell office:value-type="string" table:style-name="ce40">
            <text:p><text:s text:c="2"/>Final Failure Rate<text:span text:style-name="T2">4</text:span></text:p>
          </table:table-cell>
          <table:table-cell table:number-columns-repeated="6" table:style-name="ce41"/>
          <table:table-cell office:value-type="float" office:value="27.894406452896035" table:style-name="ce41">
            <text:p>27.9</text:p>
          </table:table-cell>
          <table:table-cell office:value-type="float" office:value="29.056078043777404" table:style-name="ce41">
            <text:p>29.1</text:p>
          </table:table-cell>
          <table:table-cell office:value-type="float" office:value="29.693091108005078" table:style-name="ce41">
            <text:p>29.7</text:p>
          </table:table-cell>
          <table:table-cell office:value-type="float" office:value="30.584591519536186" table:style-name="ce41">
            <text:p>30.6</text:p>
          </table:table-cell>
          <table:table-cell office:value-type="float" office:value="29.918190687488128" table:style-name="ce41">
            <text:p>29.9</text:p>
          </table:table-cell>
          <table:table-cell office:value-type="float" office:value="30.073083083548198" table:style-name="ce41">
            <text:p>30.1</text:p>
          </table:table-cell>
          <table:table-cell office:value-type="float" office:value="29.5" table:style-name="ce41">
            <text:p>29.5</text:p>
          </table:table-cell>
          <table:table-cell office:value-type="float" office:value="30.2" table:style-name="ce41">
            <text:p>30.2</text:p>
          </table:table-cell>
          <table:table-cell office:value-type="float" office:value="28.7" table:style-name="ce41">
            <text:p>28.7</text:p>
          </table:table-cell>
          <table:table-cell office:value-type="float" office:value="27.5" table:style-name="ce41">
            <text:p>27.5</text:p>
          </table:table-cell>
          <table:table-cell office:value-type="float" office:value="26.5" table:style-name="ce41">
            <text:p>26.5</text:p>
          </table:table-cell>
          <table:table-cell office:value-type="float" office:value="25.9" table:style-name="ce41">
            <text:p>25.9</text:p>
          </table:table-cell>
          <table:table-cell table:style-name="ce16"/>
          <table:table-cell table:style-name="ce19"/>
          <table:table-cell table:style-name="ce16"/>
          <table:table-cell table:style-name="ce35"/>
          <table:table-cell table:style-name="ce16"/>
          <table:table-cell table:style-name="ce30"/>
          <table:table-cell table:style-name="ce16"/>
          <table:table-cell table:style-name="ce30"/>
          <table:table-cell table:style-name="ce16"/>
          <table:table-cell table:style-name="ce30"/>
          <table:table-cell table:style-name="ce16"/>
          <table:table-cell table:style-name="ce30"/>
          <table:table-cell table:style-name="ce16"/>
          <table:table-cell table:style-name="ce30"/>
          <table:table-cell table:number-columns-repeated="16351" table:style-name="ce19"/>
        </table:table-row>
        <table:table-row table:style-name="ro8">
          <table:table-cell office:value-type="string" table:style-name="ce42">
            <text:p>1. MOT computerised figures are available from 2005/06 but computerisation was only phased in at the vehicle testing stations during that year.<text:s/></text:p>
          </table:table-cell>
          <table:table-cell table:number-columns-repeated="7" table:style-name="ce16"/>
          <table:table-cell table:number-columns-repeated="2" table:style-name="ce43"/>
          <table:table-cell table:style-name="ce44"/>
          <table:table-cell table:number-columns-repeated="6" table:style-name="ce16"/>
          <table:table-cell table:style-name="ce45"/>
          <table:table-cell office:value-type="string" table:style-name="ce45">
            <text:p>Source: DVSA</text:p>
          </table:table-cell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number-columns-repeated="16351" table:style-name="ce19"/>
        </table:table-row>
        <table:table-row table:style-name="ro4">
          <table:table-cell office:value-type="string" table:style-name="ce42">
            <text:p><text:s text:c="4"/>This results in the shortfall in volumes for 2005/06 in comparison to later years. Full records are available from 2006/07, and up to 2004/05 a<text:s/></text:p>
          </table:table-cell>
          <table:table-cell table:number-columns-repeated="8" table:style-name="ce16"/>
          <table:table-cell table:style-name="ce42"/>
          <table:table-cell table:style-name="ce46"/>
          <table:table-cell table:number-columns-repeated="6" table:style-name="ce16"/>
          <table:table-cell table:style-name="ce47"/>
          <table:table-cell office:value-type="string" table:style-name="ce47">
            <text:p>Last updated: 6 December 2018</text:p>
          </table:table-cell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number-columns-repeated="16351" table:style-name="ce19"/>
        </table:table-row>
        <table:table-row table:style-name="ro4">
          <table:table-cell office:value-type="string" table:style-name="ce42">
            <text:p><text:s text:c="4"/>2% Sample Survey was used. Figures prior to 2006/07 are either incomplete or estimated and should be treated with caution.</text:p>
          </table:table-cell>
          <table:table-cell table:number-columns-repeated="8" table:style-name="ce16"/>
          <table:table-cell table:style-name="ce42"/>
          <table:table-cell table:style-name="ce46"/>
          <table:table-cell table:number-columns-repeated="6" table:style-name="ce16"/>
          <table:table-cell table:style-name="ce47"/>
          <table:table-cell office:value-type="string" table:style-name="ce47">
            <text:p>Next update: December 2019</text:p>
          </table:table-cell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number-columns-repeated="16351" table:style-name="ce19"/>
        </table:table-row>
        <table:table-row table:style-name="ro4">
          <table:table-cell office:value-type="string" table:style-name="ce16">
            <text:p><text:s text:c="4"/>The data for 2014/15 onwards is taken from the new MOT system, with revisions to calculations. This means small changes from that previously published set in 2015/16.</text:p>
          </table:table-cell>
          <table:table-cell table:number-columns-repeated="9" table:style-name="ce16"/>
          <table:table-cell table:style-name="ce48"/>
          <table:table-cell table:number-columns-repeated="6" table:style-name="ce16"/>
          <table:table-cell table:style-name="ce47"/>
          <table:table-cell office:value-type="string" table:style-name="ce47">
            <text:p>This table is outside the scope of National Statistics</text:p>
          </table:table-cell>
          <table:table-cell table:number-columns-repeated="14" table:style-name="ce16"/>
          <table:table-cell table:number-columns-repeated="16351" table:style-name="ce19"/>
        </table:table-row>
        <table:table-row table:style-name="ro4">
          <table:table-cell office:value-type="string" table:style-name="ce42">
            <text:p>2. Pass after Rectification at the Station (PRS). This indicates that a vehicle initially failed its test. It was then repaired within one hour of the test, re-tested and passed.</text:p>
          </table:table-cell>
          <table:table-cell table:number-columns-repeated="9" table:style-name="ce16"/>
          <table:table-cell table:style-name="ce48"/>
          <table:table-cell table:number-columns-repeated="6" table:style-name="ce16"/>
          <table:table-cell table:style-name="ce49"/>
          <table:table-cell office:value-type="string" table:style-name="ce49">
            <text:p>Telephone: 0117 954 3382</text:p>
          </table:table-cell>
          <table:table-cell table:number-columns-repeated="14" table:style-name="ce16"/>
          <table:table-cell table:number-columns-repeated="16351" table:style-name="ce19"/>
        </table:table-row>
        <table:table-row table:style-name="ro4">
          <table:table-cell office:value-type="string" table:style-name="ce42">
            <text:p>3. Initial Failure Rate = (PRS + Failures)/Total Tests.<text:s/></text:p>
          </table:table-cell>
          <table:table-cell table:number-columns-repeated="16" table:style-name="ce16"/>
          <table:table-cell table:style-name="ce19"/>
          <table:table-cell office:value-type="string" table:style-name="ce50">
            <text:p>Email: vehicles.stats@dft.gov.uk</text:p>
          </table:table-cell>
          <table:table-cell table:number-columns-repeated="14" table:style-name="ce16"/>
          <table:table-cell table:number-columns-repeated="16351" table:style-name="ce19"/>
        </table:table-row>
        <table:table-row table:style-name="ro4">
          <table:table-cell office:value-type="string" table:style-name="ce51">
            <text:p>4. Final Failure Rate = Failures/Total Tests.</text:p>
          </table:table-cell>
          <table:table-cell table:number-columns-repeated="32" table:style-name="ce16"/>
          <table:table-cell table:number-columns-repeated="16351" table:style-name="ce19"/>
        </table:table-row>
        <table:table-row table:style-name="ro4">
          <table:table-cell table:style-name="ce19"/>
          <table:table-cell table:number-columns-repeated="32" table:style-name="ce16"/>
          <table:table-cell table:number-columns-repeated="16351" table:style-name="ce19"/>
        </table:table-row>
        <table:table-row table:style-name="ro4">
          <table:table-cell table:number-columns-repeated="2" table:style-name="ce4"/>
          <table:table-cell table:number-columns-repeated="2" table:style-name="ce52"/>
          <table:table-cell table:style-name="ce53"/>
          <table:table-cell table:number-columns-repeated="5" table:style-name="ce4"/>
          <table:table-cell table:style-name="ce54"/>
          <table:table-cell table:number-columns-repeated="2" table:style-name="ce4"/>
          <table:table-cell table:style-name="ce55"/>
          <table:table-cell table:number-columns-repeated="16370" table:style-name="ce4"/>
        </table:table-row>
        <table:table-row table:number-rows-repeated="2" table:style-name="ro4">
          <table:table-cell table:number-columns-repeated="2" table:style-name="ce4"/>
          <table:table-cell table:number-columns-repeated="2" table:style-name="ce52"/>
          <table:table-cell table:style-name="ce53"/>
          <table:table-cell table:number-columns-repeated="7" table:style-name="ce4"/>
          <table:table-cell table:number-columns-repeated="2" table:style-name="ce47"/>
          <table:table-cell table:number-columns-repeated="16370" table:style-name="ce4"/>
        </table:table-row>
        <table:table-row table:style-name="ro4">
          <table:table-cell table:style-name="ce4"/>
          <table:table-cell table:style-name="ce4"/>
          <table:table-cell table:number-columns-repeated="4" table:style-name="ce53"/>
          <table:table-cell table:number-columns-repeated="5" table:style-name="ce4"/>
          <table:table-cell table:style-name="ce16"/>
          <table:table-cell table:number-columns-repeated="16372" table:style-name="ce4"/>
        </table:table-row>
        <table:table-row table:style-name="ro4">
          <table:table-cell table:style-name="ce4"/>
          <table:table-cell table:style-name="ce56"/>
          <table:table-cell table:number-columns-repeated="3" table:style-name="ce4"/>
          <table:table-cell table:style-name="ce57"/>
          <table:table-cell table:number-columns-repeated="5" table:style-name="ce4"/>
          <table:table-cell table:style-name="ce16"/>
          <table:table-cell table:number-columns-repeated="16372" table:style-name="ce4"/>
        </table:table-row>
        <table:table-row table:number-rows-repeated="4" table:style-name="ro4">
          <table:table-cell/>
          <table:table-cell table:number-columns-repeated="16383" table:style-name="ce16"/>
        </table:table-row>
        <table:table-row table:number-rows-repeated="2" table:style-name="ro4">
          <table:table-cell table:style-name="ce19"/>
          <table:table-cell table:number-columns-repeated="22" table:style-name="ce16"/>
          <table:table-cell table:style-name="ce18"/>
          <table:table-cell table:number-columns-repeated="16360" table:style-name="ce19"/>
        </table:table-row>
        <table:table-row table:style-name="ro4">
          <table:table-cell table:style-name="ce19"/>
          <table:table-cell table:number-columns-repeated="22" table:style-name="ce16"/>
          <table:table-cell table:style-name="ce42"/>
          <table:table-cell table:number-columns-repeated="16360" table:style-name="ce19"/>
        </table:table-row>
        <table:table-row table:style-name="ro4">
          <table:table-cell table:style-name="ce19"/>
          <table:table-cell table:number-columns-repeated="22" table:style-name="ce16"/>
          <table:table-cell table:style-name="ce18"/>
          <table:table-cell table:number-columns-repeated="16360" table:style-name="ce19"/>
        </table:table-row>
        <table:table-row table:number-rows-repeated="3" table:style-name="ro4">
          <table:table-cell/>
          <table:table-cell table:number-columns-repeated="16383" table:style-name="ce16"/>
        </table:table-row>
        <table:table-row table:style-name="ro4">
          <table:table-cell table:style-name="ce19"/>
          <table:table-cell table:number-columns-repeated="22" table:style-name="ce16"/>
          <table:table-cell table:style-name="ce42"/>
          <table:table-cell table:number-columns-repeated="16360" table:style-name="ce19"/>
        </table:table-row>
        <table:table-row table:number-rows-repeated="2" table:style-name="ro4">
          <table:table-cell/>
          <table:table-cell table:number-columns-repeated="16383" table:style-name="ce16"/>
        </table:table-row>
        <table:table-row table:number-rows-repeated="2" table:style-name="ro4">
          <table:table-cell table:number-columns-repeated="23" table:style-name="ce19"/>
          <table:table-cell table:style-name="ce18"/>
          <table:table-cell table:number-columns-repeated="8" table:style-name="ce16"/>
          <table:table-cell table:number-columns-repeated="16352" table:style-name="ce19"/>
        </table:table-row>
        <table:table-row table:style-name="ro4">
          <table:table-cell table:number-columns-repeated="23"/>
          <table:table-cell table:number-columns-repeated="16361" table:style-name="ce16"/>
        </table:table-row>
        <table:table-row table:style-name="ro4">
          <table:table-cell table:number-columns-repeated="23" table:style-name="ce19"/>
          <table:table-cell table:style-name="ce42"/>
          <table:table-cell table:number-columns-repeated="8" table:style-name="ce16"/>
          <table:table-cell table:number-columns-repeated="16352" table:style-name="ce19"/>
        </table:table-row>
        <table:table-row table:number-rows-repeated="2" table:style-name="ro4">
          <table:table-cell table:number-columns-repeated="23"/>
          <table:table-cell table:number-columns-repeated="16361" table:style-name="ce16"/>
        </table:table-row>
        <table:table-row table:number-rows-repeated="3" table:style-name="ro4">
          <table:table-cell table:number-columns-repeated="23" table:style-name="ce19"/>
          <table:table-cell table:number-columns-repeated="2" table:style-name="ce16"/>
          <table:table-cell table:style-name="ce42"/>
          <table:table-cell table:style-name="ce16"/>
          <table:table-cell table:style-name="ce42"/>
          <table:table-cell table:style-name="ce16"/>
          <table:table-cell table:style-name="ce42"/>
          <table:table-cell table:style-name="ce16"/>
          <table:table-cell table:style-name="ce42"/>
          <table:table-cell table:number-columns-repeated="16352" table:style-name="ce19"/>
        </table:table-row>
        <table:table-row table:number-rows-repeated="2" table:style-name="ro4">
          <table:table-cell table:number-columns-repeated="23"/>
          <table:table-cell table:number-columns-repeated="16361" table:style-name="ce16"/>
        </table:table-row>
        <table:table-row table:number-rows-repeated="3" table:style-name="ro4">
          <table:table-cell table:number-columns-repeated="23" table:style-name="ce19"/>
          <table:table-cell table:number-columns-repeated="2" table:style-name="ce16"/>
          <table:table-cell table:style-name="ce42"/>
          <table:table-cell table:style-name="ce16"/>
          <table:table-cell table:style-name="ce42"/>
          <table:table-cell table:style-name="ce16"/>
          <table:table-cell table:style-name="ce42"/>
          <table:table-cell table:style-name="ce16"/>
          <table:table-cell table:style-name="ce42"/>
          <table:table-cell table:number-columns-repeated="16352" table:style-name="ce19"/>
        </table:table-row>
        <table:table-row table:number-rows-repeated="3" table:style-name="ro4">
          <table:table-cell table:number-columns-repeated="23"/>
          <table:table-cell table:number-columns-repeated="16361" table:style-name="ce16"/>
        </table:table-row>
        <table:table-row table:style-name="ro4">
          <table:table-cell table:number-columns-repeated="23" table:style-name="ce19"/>
          <table:table-cell table:style-name="ce42"/>
          <table:table-cell table:number-columns-repeated="16360" table:style-name="ce19"/>
        </table:table-row>
        <table:table-row table:number-rows-repeated="2" table:style-name="ro4">
          <table:table-cell table:number-columns-repeated="23"/>
          <table:table-cell table:number-columns-repeated="16361" table:style-name="ce16"/>
        </table:table-row>
        <table:table-row table:number-rows-repeated="2" table:style-name="ro4">
          <table:table-cell table:number-columns-repeated="23" table:style-name="ce19"/>
          <table:table-cell table:style-name="ce18"/>
          <table:table-cell table:number-columns-repeated="16360" table:style-name="ce19"/>
        </table:table-row>
        <table:table-row table:style-name="ro4">
          <table:table-cell table:number-columns-repeated="23"/>
          <table:table-cell table:number-columns-repeated="16361" table:style-name="ce16"/>
        </table:table-row>
        <table:table-row table:style-name="ro4">
          <table:table-cell table:number-columns-repeated="23" table:style-name="ce19"/>
          <table:table-cell table:style-name="ce18"/>
          <table:table-cell table:number-columns-repeated="16360" table:style-name="ce19"/>
        </table:table-row>
        <table:table-row table:number-rows-repeated="1048488" table:style-name="ro9">
          <table:table-cell table:number-columns-repeated="16384"/>
        </table:table-row>
        <table:named-expressions>
          <table:named-range table:name="\0" table:cell-range-address="'file:///D:/2005Publications/RoRo%20Q2_2005/Bulletin205draft.xls'#TABLE1a.$U$1:TABLE1a.$U$7" table:base-cell-address="TSGB0908.$A$1"/>
          <table:named-range table:name="\p" table:cell-range-address="'file:///D:/2005Publications/RoRo%20Q2_2005/Bulletin205draft.xls'#TABLE1a.$P$1" table:base-cell-address="TSGB0908.$A$1"/>
          <table:named-range table:name="_1991" table:cell-range-address="'file:///D:/2008Publications/TSGB%202008/CHAPTER%208/web/80408%20final.xls'#4-16DATA.$W$37:4-16DATA.$X$60" table:base-cell-address="TSGB0908.$A$1"/>
          <table:named-expression table:name="activeCell" table:expression="of:=[.#REF!]" table:base-cell-address="TSGB0908.$A$1"/>
          <table:named-range table:name="ANNBELGIUM" table:cell-range-address="'file:///D:/2005Publications/RoRo%20Q2_2005/Bulletin205draft.xls'#TABLE5.$D$5:TABLE5.$D$12" table:base-cell-address="TSGB0908.$A$1"/>
          <table:named-range table:name="ANNDVR" table:cell-range-address="'file:///D:/2005Publications/RoRo%20Q2_2005/Bulletin205draft.xls'#TABLE4AL.$D$6:TABLE4AL.$D$12" table:base-cell-address="TSGB0908.$A$1"/>
          <table:named-range table:name="ANNENG" table:cell-range-address="'file:///D:/2005Publications/RoRo%20Q2_2005/Bulletin205draft.xls'#TABLE4AL.$F$6:TABLE4AL.$F$12" table:base-cell-address="TSGB0908.$A$1"/>
          <table:named-range table:name="ANNFORIEGN" table:cell-range-address="'file:///D:/2005Publications/RoRo%20Q2_2005/Bulletin205draft.xls'#TABLE1a.$P$37" table:base-cell-address="TSGB0908.$A$1"/>
          <table:named-range table:name="ANNFRANCE" table:cell-range-address="'file:///D:/2005Publications/RoRo%20Q2_2005/Bulletin205draft.xls'#TABLE5.$B$5:TABLE5.$B$12" table:base-cell-address="TSGB0908.$A$1"/>
          <table:named-range table:name="ANNL" table:cell-range-address="'file:///D:/2005Publications/RoRo%20Q2_2005/Bulletin205draft.xls'#TABLE5.$F$5:TABLE5.$F$12" table:base-cell-address="TSGB0908.$A$1"/>
          <table:named-range table:name="ANNOTHER" table:cell-range-address="'file:///D:/2005Publications/RoRo%20Q2_2005/Bulletin205draft.xls'#TABLE5.$J$5:TABLE5.$J$12" table:base-cell-address="TSGB0908.$A$1"/>
          <table:named-range table:name="ANNSE" table:cell-range-address="'file:///D:/2005Publications/RoRo%20Q2_2005/Bulletin205draft.xls'#TABLE4AL.$B$6:TABLE4AL.$B$12" table:base-cell-address="TSGB0908.$A$1"/>
          <table:named-range table:name="ANNUK" table:cell-range-address="'file:///D:/2005Publications/RoRo%20Q2_2005/Bulletin205draft.xls'#TABLE1a.$E$8:TABLE1a.$E$14" table:base-cell-address="TSGB0908.$A$1"/>
          <table:named-range table:name="ANNUT" table:cell-range-address="'file:///D:/2005Publications/RoRo%20Q2_2005/Bulletin205draft.xls'#TABLE1a.$M$8:TABLE1a.$M$14" table:base-cell-address="TSGB0908.$A$1"/>
          <table:named-range table:name="CAMARA" table:cell-range-address="'file:///D:/2005Publications/RoRo%20Q2_2005/Bulletin205draft.xls'#TABLE1a.$P$4" table:base-cell-address="TSGB0908.$A$1"/>
          <table:named-expression table:name="CategoryTitle" table:expression="of:=[.#REF!]" table:base-cell-address="TSGB0908.$A$1"/>
          <table:named-range table:name="CHECK19" table:cell-range-address="'file:///D:/WINDATA/EXCEL/michel.xls'#T23.$L$5:T23.$L$19" table:base-cell-address="TSGB0908.$A$1"/>
          <table:named-range table:name="CHECK20" table:cell-range-address="'file:///D:/WINDATA/EXCEL/michel.xls'#T23.$O$34:T23.$IV$16384" table:base-cell-address="TSGB0908.$A$1"/>
          <table:named-range table:name="CLONE" table:cell-range-address="'file:///D:/2005Publications/RoRo%20Q2_2005/Bulletin205draft.xls'#TABLE1a.$P$6" table:base-cell-address="TSGB0908.$A$1"/>
          <table:named-expression table:name="dgdsfyh" table:expression="of:=[.#REF!]" table:base-cell-address="TSGB0908.$A$1"/>
          <table:named-expression table:name="Footnotes" table:expression="of:=[.#REF!]" table:base-cell-address="TSGB0908.$A$1"/>
          <table:named-range table:name="FOREIGN" table:cell-range-address="'file:///D:/2005Publications/RoRo%20Q2_2005/Bulletin205draft.xls'#TABLE1a.$P$38:TABLE1a.$P$52" table:base-cell-address="TSGB0908.$A$1"/>
          <table:named-expression table:name="GraphTitle" table:expression="of:=[.#REF!]" table:base-cell-address="TSGB0908.$A$1"/>
          <table:named-expression table:name="MON_FRI" table:expression="of:=['file:///D:/2008Publications/TSGB%202008/CHAPTER%208/web/80407%20.xls'#'4-16DATA'.#REF!]" table:base-cell-address="TSGB0908.$A$1"/>
          <table:named-range table:name="Print_Area" table:cell-range-address="TSGB0908.$A$4:TSGB0908.$S$46" table:base-cell-address="TSGB0908.$A$1"/>
          <table:named-expression table:name="PUBLISH1998_Print_Area" table:expression="of:=[.#REF!]" table:base-cell-address="TSGB0908.$A$1"/>
          <table:named-expression table:name="SAT_SUN" table:expression="of:=['file:///D:/2008Publications/TSGB%202008/CHAPTER%208/web/80407%20.xls'#'4-16DATA'.#REF!]" table:base-cell-address="TSGB0908.$A$1"/>
          <table:named-range table:name="tab" table:cell-range-address="'file:///D:/IRHS/EXCEL/RORO/bulletins/2003/SA%20Changes/SA%20Changes%20to%20bulletin%20-%20draft.xls'#TABLE1a.$U$3" table:base-cell-address="TSGB0908.$A$1"/>
          <table:named-range table:name="TABLE21" table:cell-range-address="'file:///D:/WINDATA/EXCEL/michel.xls'#T23.$A$1:T23.$IV$65536" table:base-cell-address="TSGB0908.$A$1"/>
          <table:named-range table:name="TABLE22" table:cell-range-address="'file:///D:/WINDATA/EXCEL/michel.xls'#T23.$IJ$8191" table:base-cell-address="TSGB0908.$A$1"/>
          <table:named-range table:name="TABLE24" table:cell-range-address="'file:///D:/WINDATA/EXCEL/michel.xls'#T24.$B$1:T24.$IL$8141" table:base-cell-address="TSGB0908.$A$1"/>
          <table:named-expression table:name="testing" table:expression="of:=[.#REF!]" table:base-cell-address="TSGB0908.$A$1"/>
          <table:named-expression table:name="ValueTitle" table:expression="of:=[.#REF!]" table:base-cell-address="TSGB0908.$A$1"/>
          <table:named-range table:name="Weekends" table:cell-range-address="'file:///D:/2008Publications/TSGB%202008/CHAPTER%208/web/80408%20final.xls'#TIS-INDEX.$A$42" table:base-cell-address="TSGB0908.$A$1"/>
        </table:named-expressions>
      </table:table>
      <table:table table:name="'file:///D:/2005Publications/RoRo%20Q2_2005/Bulletin205draft.xls'#CommentarySA" table:style-name="ta2">
        <table:table-source xlink:href="file:///D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1a" table:style-name="ta2">
        <table:table-source xlink:href="file:///D:/2005Publications/RoRo%20Q2_2005/Bulletin205draft.xls" table:table-name="TABLE1a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/D:/2005Publications/RoRo%20Q2_2005/Bulletin205draft.xls'#TABLE1b" table:style-name="ta2">
        <table:table-source xlink:href="file:///D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" table:style-name="ta2">
        <table:table-source xlink:href="file:///D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" table:style-name="ta2">
        <table:table-source xlink:href="file:///D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3" table:style-name="ta2">
        <table:table-source xlink:href="file:///D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3a" table:style-name="ta2">
        <table:table-source xlink:href="file:///D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3b" table:style-name="ta2">
        <table:table-source xlink:href="file:///D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4AL" table:style-name="ta2">
        <table:table-source xlink:href="file:///D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D:/2005Publications/RoRo%20Q2_2005/Bulletin205draft.xls'#TABLE4a" table:style-name="ta2">
        <table:table-source xlink:href="file:///D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4b" table:style-name="ta2">
        <table:table-source xlink:href="file:///D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5" table:style-name="ta2">
        <table:table-source xlink:href="file:///D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D:/2005Publications/RoRo%20Q2_2005/Bulletin205draft.xls'#Routes" table:style-name="ta2">
        <table:table-source xlink:href="file:///D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" table:style-name="ta2">
        <table:table-source xlink:href="file:///D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4" table:style-name="ta2">
        <table:table-source xlink:href="file:///D: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4" table:style-name="ta2">
        <table:table-source xlink:href="file:///D: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1" table:style-name="ta2">
        <table:table-source xlink:href="file:///D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1" table:style-name="ta2">
        <table:table-source xlink:href="file:///D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2" table:style-name="ta2">
        <table:table-source xlink:href="file:///D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2" table:style-name="ta2">
        <table:table-source xlink:href="file:///D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3" table:style-name="ta2">
        <table:table-source xlink:href="file:///D: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3" table:style-name="ta2">
        <table:table-source xlink:href="file:///D: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5" table:style-name="ta2">
        <table:table-source xlink:href="file:///D: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5" table:style-name="ta2">
        <table:table-source xlink:href="file:///D: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3" table:style-name="ta2">
        <table:table-source xlink:href="file:///D:/2008Publications/TSGB%202008/CHAPTER%208/web/80408%20final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4" table:style-name="ta2">
        <table:table-source xlink:href="file:///D:/2008Publications/TSGB%202008/CHAPTER%208/web/80408%20final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5" table:style-name="ta2">
        <table:table-source xlink:href="file:///D:/2008Publications/TSGB%202008/CHAPTER%208/web/80408%20final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6" table:style-name="ta2">
        <table:table-source xlink:href="file:///D:/2008Publications/TSGB%202008/CHAPTER%208/web/80408%20final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7" table:style-name="ta2">
        <table:table-source xlink:href="file:///D:/2008Publications/TSGB%202008/CHAPTER%208/web/80408%20final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8" table:style-name="ta2">
        <table:table-source xlink:href="file:///D:/2008Publications/TSGB%202008/CHAPTER%208/web/80408%20final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" table:style-name="ta2">
        <table:table-source xlink:href="file:///D:/2008Publications/TSGB%202008/CHAPTER%208/web/80408%20final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RAGB2000" table:style-name="ta2">
        <table:table-source xlink:href="file:///D:/2008Publications/TSGB%202008/CHAPTER%208/web/80408%20final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" table:style-name="ta2">
        <table:table-source xlink:href="file:///D:/2008Publications/TSGB%202008/CHAPTER%208/web/80408%20final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" table:style-name="ta2">
        <table:table-source xlink:href="file:///D:/2008Publications/TSGB%202008/CHAPTER%208/web/80408%20final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2" table:style-name="ta2">
        <table:table-source xlink:href="file:///D:/2008Publications/TSGB%202008/CHAPTER%208/web/80408%20final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chart(a)-1998" table:style-name="ta2">
        <table:table-source xlink:href="file:///D:/2008Publications/TSGB%202008/CHAPTER%208/web/80408%20final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chart(b)-1998" table:style-name="ta2">
        <table:table-source xlink:href="file:///D:/2008Publications/TSGB%202008/CHAPTER%208/web/80408%20final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4-16DATA" table:style-name="ta2">
        <table:table-source xlink:href="file:///D:/2008Publications/TSGB%202008/CHAPTER%208/web/80408%20final.xls" table:table-name="4-16DATA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string" office:string-value="0"/>
          <table:table-cell table:number-columns-repeated="16382"/>
        </table:table-row>
        <table:table-row table:number-rows-repeated="26">
          <table:table-cell table:number-columns-repeated="16384"/>
        </table:table-row>
        <table:table-row>
          <table:table-cell table:number-columns-repeated="22"/>
          <table:table-cell office:value-type="float" office:value="30.375"/>
          <table:table-cell office:value-type="float" office:value="10.827586206896552"/>
          <table:table-cell table:number-columns-repeated="16360"/>
        </table:table-row>
        <table:table-row>
          <table:table-cell table:number-columns-repeated="22"/>
          <table:table-cell office:value-type="float" office:value="21.625"/>
          <table:table-cell office:value-type="float" office:value="6.3678160919540234"/>
          <table:table-cell table:number-columns-repeated="16360"/>
        </table:table-row>
        <table:table-row>
          <table:table-cell table:number-columns-repeated="22"/>
          <table:table-cell office:value-type="float" office:value="19.71153846153846"/>
          <table:table-cell office:value-type="float" office:value="4.5747126436781613"/>
          <table:table-cell table:number-columns-repeated="16360"/>
        </table:table-row>
        <table:table-row>
          <table:table-cell table:number-columns-repeated="22"/>
          <table:table-cell office:value-type="float" office:value="7.9038461538461542"/>
          <table:table-cell office:value-type="float" office:value="3.0957854406130267"/>
          <table:table-cell table:number-columns-repeated="16360"/>
        </table:table-row>
        <table:table-row>
          <table:table-cell table:number-columns-repeated="22"/>
          <table:table-cell office:value-type="float" office:value="5.0480769230769234"/>
          <table:table-cell office:value-type="float" office:value="2.6896551724137931"/>
          <table:table-cell table:number-columns-repeated="16360"/>
        </table:table-row>
        <table:table-row>
          <table:table-cell table:number-columns-repeated="22"/>
          <table:table-cell office:value-type="float" office:value="5.4711538461538458"/>
          <table:table-cell office:value-type="float" office:value="5.0613026819923368"/>
          <table:table-cell table:number-columns-repeated="16360"/>
        </table:table-row>
        <table:table-row>
          <table:table-cell table:number-columns-repeated="22"/>
          <table:table-cell office:value-type="float" office:value="7.5769230769230766"/>
          <table:table-cell office:value-type="float" office:value="11.984674329501916"/>
          <table:table-cell table:number-columns-repeated="16360"/>
        </table:table-row>
        <table:table-row>
          <table:table-cell table:number-columns-repeated="22"/>
          <table:table-cell office:value-type="float" office:value="11.961538461538462"/>
          <table:table-cell office:value-type="float" office:value="37.712643678160923"/>
          <table:table-cell table:number-columns-repeated="16360"/>
        </table:table-row>
        <table:table-row>
          <table:table-cell table:number-columns-repeated="22"/>
          <table:table-cell office:value-type="float" office:value="18.692307692307693"/>
          <table:table-cell office:value-type="float" office:value="68.337164750957854"/>
          <table:table-cell table:number-columns-repeated="16360"/>
        </table:table-row>
        <table:table-row>
          <table:table-cell table:number-columns-repeated="22"/>
          <table:table-cell office:value-type="float" office:value="26.432692307692307"/>
          <table:table-cell office:value-type="float" office:value="42.896551724137929"/>
          <table:table-cell table:number-columns-repeated="16360"/>
        </table:table-row>
        <table:table-row>
          <table:table-cell table:number-columns-repeated="22"/>
          <table:table-cell office:value-type="float" office:value="38.105769230769234"/>
          <table:table-cell office:value-type="float" office:value="38.601532567049809"/>
          <table:table-cell table:number-columns-repeated="16360"/>
        </table:table-row>
        <table:table-row>
          <table:table-cell table:number-columns-repeated="22"/>
          <table:table-cell office:value-type="float" office:value="50.644230769230766"/>
          <table:table-cell office:value-type="float" office:value="43.52873563218391"/>
          <table:table-cell table:number-columns-repeated="16360"/>
        </table:table-row>
        <table:table-row>
          <table:table-cell table:number-columns-repeated="22"/>
          <table:table-cell office:value-type="float" office:value="56.08653846153846"/>
          <table:table-cell office:value-type="float" office:value="48.842911877394634"/>
          <table:table-cell table:number-columns-repeated="16360"/>
        </table:table-row>
        <table:table-row>
          <table:table-cell table:number-columns-repeated="22"/>
          <table:table-cell office:value-type="float" office:value="56.067307692307693"/>
          <table:table-cell office:value-type="float" office:value="47.689655172413794"/>
          <table:table-cell table:number-columns-repeated="16360"/>
        </table:table-row>
        <table:table-row>
          <table:table-cell table:number-columns-repeated="22"/>
          <table:table-cell office:value-type="float" office:value="57.634615384615387"/>
          <table:table-cell office:value-type="float" office:value="46.191570881226056"/>
          <table:table-cell table:number-columns-repeated="16360"/>
        </table:table-row>
        <table:table-row>
          <table:table-cell table:number-columns-repeated="22"/>
          <table:table-cell office:value-type="float" office:value="58.394230769230766"/>
          <table:table-cell office:value-type="float" office:value="61.697318007662837"/>
          <table:table-cell table:number-columns-repeated="16360"/>
        </table:table-row>
        <table:table-row>
          <table:table-cell table:number-columns-repeated="22"/>
          <table:table-cell office:value-type="float" office:value="57.57692307692308"/>
          <table:table-cell office:value-type="float" office:value="71.306513409961681"/>
          <table:table-cell table:number-columns-repeated="16360"/>
        </table:table-row>
        <table:table-row>
          <table:table-cell table:number-columns-repeated="22"/>
          <table:table-cell office:value-type="float" office:value="57.730769230769234"/>
          <table:table-cell office:value-type="float" office:value="77.94252873563218"/>
          <table:table-cell table:number-columns-repeated="16360"/>
        </table:table-row>
        <table:table-row>
          <table:table-cell table:number-columns-repeated="22"/>
          <table:table-cell office:value-type="float" office:value="48.192307692307693"/>
          <table:table-cell office:value-type="float" office:value="56.931034482758619"/>
          <table:table-cell table:number-columns-repeated="16360"/>
        </table:table-row>
        <table:table-row>
          <table:table-cell table:number-columns-repeated="22"/>
          <table:table-cell office:value-type="float" office:value="45.596153846153847"/>
          <table:table-cell office:value-type="float" office:value="49.486590038314176"/>
          <table:table-cell table:number-columns-repeated="16360"/>
        </table:table-row>
        <table:table-row>
          <table:table-cell table:number-columns-repeated="22"/>
          <table:table-cell office:value-type="float" office:value="39.78846153846154"/>
          <table:table-cell office:value-type="float" office:value="38.716475095785441"/>
          <table:table-cell table:number-columns-repeated="16360"/>
        </table:table-row>
        <table:table-row>
          <table:table-cell table:number-columns-repeated="22"/>
          <table:table-cell office:value-type="float" office:value="31.557692307692307"/>
          <table:table-cell office:value-type="float" office:value="33.540229885057471"/>
          <table:table-cell table:number-columns-repeated="16360"/>
        </table:table-row>
        <table:table-row>
          <table:table-cell table:number-columns-repeated="22"/>
          <table:table-cell office:value-type="float" office:value="28.73076923076923"/>
          <table:table-cell office:value-type="float" office:value="28.509578544061302"/>
          <table:table-cell table:number-columns-repeated="16360"/>
        </table:table-row>
        <table:table-row>
          <table:table-cell table:number-columns-repeated="22"/>
          <table:table-cell office:value-type="float" office:value="39.403846153846153"/>
          <table:table-cell office:value-type="float" office:value="29.195402298850574"/>
          <table:table-cell table:number-columns-repeated="16360"/>
        </table:table-row>
        <table:table-row table:number-rows-repeated="1048516">
          <table:table-cell table:number-columns-repeated="16360"/>
        </table:table-row>
      </table:table>
      <table:table table:name="'file:///D:/2008Publications/TSGB%202008/CHAPTER%208/web/80408%20final.xls'#TIS-INDEX" table:style-name="ta2">
        <table:table-source xlink:href="file:///D:/2008Publications/TSGB%202008/CHAPTER%208/web/80408%20final.xls" table:table-name="TIS-INDEX" table:mode="copy-results-only"/>
        <table:table-column/>
        <table:table-row table:number-rows-repeated="41">
          <table:table-cell table:number-columns-repeated="16384"/>
        </table:table-row>
        <table:table-row>
          <table:table-cell office:value-type="string" office:string-value="(b) weekends"/>
          <table:table-cell table:number-columns-repeated="16383"/>
        </table:table-row>
        <table:table-row table:number-rows-repeated="1048534">
          <table:table-cell table:number-columns-repeated="16383"/>
        </table:table-row>
      </table:table>
      <table:table table:name="'file:///D:/2008Publications/TSGB%202008/CHAPTER%208/web/80408%20final.xls'#1999_Chart" table:style-name="ta2">
        <table:table-source xlink:href="file:///D:/2008Publications/TSGB%202008/CHAPTER%208/web/80408%20final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" table:style-name="ta2">
        <table:table-source xlink:href="file:///D:/2008Publications/TSGB%202008/CHAPTER%208/web/80408%20final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" table:style-name="ta2">
        <table:table-source xlink:href="file:///D:/2008Publications/TSGB%202008/CHAPTER%208/web/80408%20final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" table:style-name="ta2">
        <table:table-source xlink:href="file:///D:/2008Publications/TSGB%202008/CHAPTER%208/web/80408%20final.xls" table:table-name="8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RAWDATA" table:style-name="ta2">
        <table:table-source xlink:href="file:///D:/2008Publications/TSGB%202008/CHAPTER%208/web/80408%20final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" table:style-name="ta2">
        <table:table-source xlink:href="file:///D:/2008Publications/TSGB%202008/CHAPTER%208/web/80408%20final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Grapher" table:style-name="ta2">
        <table:table-source xlink:href="file:///D:/2008Publications/TSGB%202008/CHAPTER%208/web/80408%20final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4" table:style-name="ta2">
        <table:table-source xlink:href="file:///D:/2008Publications/TSGB%202008/CHAPTER%208/web/80408%20final.xls" table:table-name="1999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4" table:style-name="ta2">
        <table:table-source xlink:href="file:///D:/2008Publications/TSGB%202008/CHAPTER%208/web/80408%20final.xls" table:table-name="2000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4" table:style-name="ta2">
        <table:table-source xlink:href="file:///D:/2008Publications/TSGB%202008/CHAPTER%208/web/80408%20final.xls" table:table-name="2001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4" table:style-name="ta2">
        <table:table-source xlink:href="file:///D:/2008Publications/TSGB%202008/CHAPTER%208/web/80408%20final.xls" table:table-name="8_4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4" table:style-name="ta2">
        <table:table-source xlink:href="file:///D:/2008Publications/TSGB%202008/CHAPTER%208/web/80408%20final.xls" table:table-name="Alternate_Publish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1" table:style-name="ta2">
        <table:table-source xlink:href="file:///D:/2008Publications/TSGB%202008/CHAPTER%208/web/80408%20final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1" table:style-name="ta2">
        <table:table-source xlink:href="file:///D:/2008Publications/TSGB%202008/CHAPTER%208/web/80408%20final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1" table:style-name="ta2">
        <table:table-source xlink:href="file:///D:/2008Publications/TSGB%202008/CHAPTER%208/web/80408%20final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1" table:style-name="ta2">
        <table:table-source xlink:href="file:///D:/2008Publications/TSGB%202008/CHAPTER%208/web/80408%20final.xls" table:table-name="8_4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1" table:style-name="ta2">
        <table:table-source xlink:href="file:///D:/2008Publications/TSGB%202008/CHAPTER%208/web/80408%20final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2" table:style-name="ta2">
        <table:table-source xlink:href="file:///D:/2008Publications/TSGB%202008/CHAPTER%208/web/80408%20final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2" table:style-name="ta2">
        <table:table-source xlink:href="file:///D:/2008Publications/TSGB%202008/CHAPTER%208/web/80408%20final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2" table:style-name="ta2">
        <table:table-source xlink:href="file:///D:/2008Publications/TSGB%202008/CHAPTER%208/web/80408%20final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2" table:style-name="ta2">
        <table:table-source xlink:href="file:///D:/2008Publications/TSGB%202008/CHAPTER%208/web/80408%20final.xls" table:table-name="8_4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2" table:style-name="ta2">
        <table:table-source xlink:href="file:///D:/2008Publications/TSGB%202008/CHAPTER%208/web/80408%20final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3" table:style-name="ta2">
        <table:table-source xlink:href="file:///D:/2008Publications/TSGB%202008/CHAPTER%208/web/80408%20final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3" table:style-name="ta2">
        <table:table-source xlink:href="file:///D:/2008Publications/TSGB%202008/CHAPTER%208/web/80408%20final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3" table:style-name="ta2">
        <table:table-source xlink:href="file:///D:/2008Publications/TSGB%202008/CHAPTER%208/web/80408%20final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3" table:style-name="ta2">
        <table:table-source xlink:href="file:///D:/2008Publications/TSGB%202008/CHAPTER%208/web/80408%20final.xls" table:table-name="8_4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3" table:style-name="ta2">
        <table:table-source xlink:href="file:///D:/2008Publications/TSGB%202008/CHAPTER%208/web/80408%20final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5" table:style-name="ta2">
        <table:table-source xlink:href="file:///D:/2008Publications/TSGB%202008/CHAPTER%208/web/80408%20final.xls" table:table-name="1999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5" table:style-name="ta2">
        <table:table-source xlink:href="file:///D:/2008Publications/TSGB%202008/CHAPTER%208/web/80408%20final.xls" table:table-name="2000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5" table:style-name="ta2">
        <table:table-source xlink:href="file:///D:/2008Publications/TSGB%202008/CHAPTER%208/web/80408%20final.xls" table:table-name="2001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5" table:style-name="ta2">
        <table:table-source xlink:href="file:///D:/2008Publications/TSGB%202008/CHAPTER%208/web/80408%20final.xls" table:table-name="8_4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5" table:style-name="ta2">
        <table:table-source xlink:href="file:///D:/2008Publications/TSGB%202008/CHAPTER%208/web/80408%20final.xls" table:table-name="Alternate_Publish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WINDATA/EXCEL/michel.xls'#T23" table:style-name="ta2">
        <table:table-source xlink:href="file:///D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D:/WINDATA/EXCEL/michel.xls'#T24" table:style-name="ta2">
        <table:table-source xlink:href="file:///D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D:/WINDATA/EXCEL/michel.xls'#Sheet1" table:style-name="ta2">
        <table:table-source xlink:href="file:///D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WINDATA/EXCEL/michel.xls'#Sheet2" table:style-name="ta2">
        <table:table-source xlink:href="file:///D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WINDATA/EXCEL/michel.xls'#Sheet3" table:style-name="ta2">
        <table:table-source xlink:href="file:///D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Allvls/Vls99/Allvls/VLS98/TERESA.XLS'#Teresa" table:style-name="ta2">
        <table:table-source xlink:href="file:///D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Allvls/Vls99/Allvls/VLS98/TERESA.XLS'#Sheet5" table:style-name="ta2">
        <table:table-source xlink:href="file:///D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table table:name="'file:///D:/IRHS/EXCEL/RORO/bulletins/2003/SA%20Changes/SA%20Changes%20to%20bulletin%20-%20draft.xls'#CommentarySA" table:style-name="ta2">
        <table:table-source xlink:href="file:///D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1a" table:style-name="ta2">
        <table:table-source xlink:href="file:///D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1b" table:style-name="ta2">
        <table:table-source xlink:href="file:///D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2" table:style-name="ta2">
        <table:table-source xlink:href="file:///D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3" table:style-name="ta2">
        <table:table-source xlink:href="file:///D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3a" table:style-name="ta2">
        <table:table-source xlink:href="file:///D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3b" table:style-name="ta2">
        <table:table-source xlink:href="file:///D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4AL" table:style-name="ta2">
        <table:table-source xlink:href="file:///D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4a" table:style-name="ta2">
        <table:table-source xlink:href="file:///D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4b" table:style-name="ta2">
        <table:table-source xlink:href="file:///D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5" table:style-name="ta2">
        <table:table-source xlink:href="file:///D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3" table:style-name="ta2">
        <table:table-source xlink:href="file:///D:/2008Publications/TSGB%202008/CHAPTER%208/web/80407%20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4" table:style-name="ta2">
        <table:table-source xlink:href="file:///D:/2008Publications/TSGB%202008/CHAPTER%208/web/80407%20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5" table:style-name="ta2">
        <table:table-source xlink:href="file:///D:/2008Publications/TSGB%202008/CHAPTER%208/web/80407%20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6" table:style-name="ta2">
        <table:table-source xlink:href="file:///D:/2008Publications/TSGB%202008/CHAPTER%208/web/80407%20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7" table:style-name="ta2">
        <table:table-source xlink:href="file:///D:/2008Publications/TSGB%202008/CHAPTER%208/web/80407%20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8" table:style-name="ta2">
        <table:table-source xlink:href="file:///D:/2008Publications/TSGB%202008/CHAPTER%208/web/80407%20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" table:style-name="ta2">
        <table:table-source xlink:href="file:///D:/2008Publications/TSGB%202008/CHAPTER%208/web/80407%20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RAGB2000" table:style-name="ta2">
        <table:table-source xlink:href="file:///D:/2008Publications/TSGB%202008/CHAPTER%208/web/80407%20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" table:style-name="ta2">
        <table:table-source xlink:href="file:///D:/2008Publications/TSGB%202008/CHAPTER%208/web/80407%20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" table:style-name="ta2">
        <table:table-source xlink:href="file:///D:/2008Publications/TSGB%202008/CHAPTER%208/web/80407%20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2" table:style-name="ta2">
        <table:table-source xlink:href="file:///D:/2008Publications/TSGB%202008/CHAPTER%208/web/80407%20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chart(a)-1998" table:style-name="ta2">
        <table:table-source xlink:href="file:///D:/2008Publications/TSGB%202008/CHAPTER%208/web/80407%20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chart(b)-1998" table:style-name="ta2">
        <table:table-source xlink:href="file:///D:/2008Publications/TSGB%202008/CHAPTER%208/web/80407%20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4-16DATA" table:style-name="ta2">
        <table:table-source xlink:href="file:///D:/2008Publications/TSGB%202008/CHAPTER%208/web/80407%20.xls" table:table-name="4-16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TIS-INDEX" table:style-name="ta2">
        <table:table-source xlink:href="file:///D:/2008Publications/TSGB%202008/CHAPTER%208/web/80407%20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" table:style-name="ta2">
        <table:table-source xlink:href="file:///D:/2008Publications/TSGB%202008/CHAPTER%208/web/80407%20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" table:style-name="ta2">
        <table:table-source xlink:href="file:///D:/2008Publications/TSGB%202008/CHAPTER%208/web/80407%20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" table:style-name="ta2">
        <table:table-source xlink:href="file:///D:/2008Publications/TSGB%202008/CHAPTER%208/web/80407%20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" table:style-name="ta2">
        <table:table-source xlink:href="file:///D:/2008Publications/TSGB%202008/CHAPTER%208/web/80407%20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RAWDATA" table:style-name="ta2">
        <table:table-source xlink:href="file:///D:/2008Publications/TSGB%202008/CHAPTER%208/web/80407%2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Grapher" table:style-name="ta2">
        <table:table-source xlink:href="file:///D:/2008Publications/TSGB%202008/CHAPTER%208/web/80407%20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4" table:style-name="ta2">
        <table:table-source xlink:href="file:///D:/2008Publications/TSGB%202008/CHAPTER%208/web/80407%20.xls" table:table-name="1999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4" table:style-name="ta2">
        <table:table-source xlink:href="file:///D:/2008Publications/TSGB%202008/CHAPTER%208/web/80407%20.xls" table:table-name="2000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4" table:style-name="ta2">
        <table:table-source xlink:href="file:///D:/2008Publications/TSGB%202008/CHAPTER%208/web/80407%20.xls" table:table-name="2001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4" table:style-name="ta2">
        <table:table-source xlink:href="file:///D:/2008Publications/TSGB%202008/CHAPTER%208/web/80407%20.xls" table:table-name="Alternate_Publish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1" table:style-name="ta2">
        <table:table-source xlink:href="file:///D:/2008Publications/TSGB%202008/CHAPTER%208/web/80407%20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1" table:style-name="ta2">
        <table:table-source xlink:href="file:///D:/2008Publications/TSGB%202008/CHAPTER%208/web/80407%20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1" table:style-name="ta2">
        <table:table-source xlink:href="file:///D:/2008Publications/TSGB%202008/CHAPTER%208/web/80407%20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1" table:style-name="ta2">
        <table:table-source xlink:href="file:///D:/2008Publications/TSGB%202008/CHAPTER%208/web/80407%20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2" table:style-name="ta2">
        <table:table-source xlink:href="file:///D:/2008Publications/TSGB%202008/CHAPTER%208/web/80407%20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2" table:style-name="ta2">
        <table:table-source xlink:href="file:///D:/2008Publications/TSGB%202008/CHAPTER%208/web/80407%20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2" table:style-name="ta2">
        <table:table-source xlink:href="file:///D:/2008Publications/TSGB%202008/CHAPTER%208/web/80407%20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2" table:style-name="ta2">
        <table:table-source xlink:href="file:///D:/2008Publications/TSGB%202008/CHAPTER%208/web/80407%20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3" table:style-name="ta2">
        <table:table-source xlink:href="file:///D:/2008Publications/TSGB%202008/CHAPTER%208/web/80407%20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3" table:style-name="ta2">
        <table:table-source xlink:href="file:///D:/2008Publications/TSGB%202008/CHAPTER%208/web/80407%20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3" table:style-name="ta2">
        <table:table-source xlink:href="file:///D:/2008Publications/TSGB%202008/CHAPTER%208/web/80407%20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3" table:style-name="ta2">
        <table:table-source xlink:href="file:///D:/2008Publications/TSGB%202008/CHAPTER%208/web/80407%20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5" table:style-name="ta2">
        <table:table-source xlink:href="file:///D:/2008Publications/TSGB%202008/CHAPTER%208/web/80407%20.xls" table:table-name="1999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5" table:style-name="ta2">
        <table:table-source xlink:href="file:///D:/2008Publications/TSGB%202008/CHAPTER%208/web/80407%20.xls" table:table-name="2000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5" table:style-name="ta2">
        <table:table-source xlink:href="file:///D:/2008Publications/TSGB%202008/CHAPTER%208/web/80407%20.xls" table:table-name="2001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5" table:style-name="ta2">
        <table:table-source xlink:href="file:///D:/2008Publications/TSGB%202008/CHAPTER%208/web/80407%20.xls" table:table-name="Alternate_Publish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SGB1998/SECTION1/1-13-98.XLS'#TIS-INDEX" table:style-name="ta2">
        <table:table-source xlink:href="file:///D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/D:/temp/RTSGB%209.10.xls'#PUBLISH" table:style-name="ta2">
        <table:table-source xlink:href="file:///D:/temp/RTSGB%209.10.xls" table:table-name="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RAWDATA" table:style-name="ta2">
        <table:table-source xlink:href="file:///D:/temp/RTSGB%209.1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RAWDATAOLD" table:style-name="ta2">
        <table:table-source xlink:href="file:///D:/temp/RTSGB%209.10.xls" table:table-name="RAWDATAOL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TIS-INDEX" table:style-name="ta2">
        <table:table-source xlink:href="file:///D:/temp/RTSGB%209.10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Admin" table:style-name="ta2">
        <table:table-source xlink:href="file:///D:/temp/RTSGB%209.10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Selector" table:style-name="ta2">
        <table:table-source xlink:href="file:///D:/temp/RTSGB%209.10.xls" table:table-name="Selector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/D:/2005Publications/RoRo%20Q2_2005/Bulletin205draft.xls'#TABLE1a.$U$1:TABLE1a.$U$7" table:base-cell-address="TSGB0908.$A$1"/>
        <table:named-expression table:name="\a" table:expression="of:=[.#REF!]" table:base-cell-address="TSGB0908.$A$1"/>
        <table:named-expression table:name="\b" table:expression="of:=[.#REF!]" table:base-cell-address="TSGB0908.$A$1"/>
        <table:named-expression table:name="\c" table:expression="of:=[.#REF!]" table:base-cell-address="TSGB0908.$A$1"/>
        <table:named-expression table:name="\d" table:expression="of:=[.#REF!]" table:base-cell-address="TSGB0908.$A$1"/>
        <table:named-expression table:name="\DUTCH" table:expression="of:=[.#REF!]" table:base-cell-address="TSGB0908.$A$1"/>
        <table:named-expression table:name="\e" table:expression="of:=[.#REF!]" table:base-cell-address="TSGB0908.$A$1"/>
        <table:named-expression table:name="\f" table:expression="of:=[.#REF!]" table:base-cell-address="TSGB0908.$A$1"/>
        <table:named-expression table:name="\g" table:expression="of:=[.#REF!]" table:base-cell-address="TSGB0908.$A$1"/>
        <table:named-expression table:name="\i" table:expression="of:=[.#REF!]" table:base-cell-address="TSGB0908.$A$1"/>
        <table:named-expression table:name="\j" table:expression="of:=[.#REF!]" table:base-cell-address="TSGB0908.$A$1"/>
        <table:named-expression table:name="\k" table:expression="of:=[.#REF!]" table:base-cell-address="TSGB0908.$A$1"/>
        <table:named-expression table:name="\l" table:expression="of:=[.#REF!]" table:base-cell-address="TSGB0908.$A$1"/>
        <table:named-expression table:name="\n" table:expression="of:=[.#REF!]" table:base-cell-address="TSGB0908.$A$1"/>
        <table:named-expression table:name="\o" table:expression="of:=[.#REF!]" table:base-cell-address="TSGB0908.$A$1"/>
        <table:named-expression table:name="\ONE" table:expression="of:=[.#REF!]" table:base-cell-address="TSGB0908.$A$1"/>
        <table:named-range table:name="\p" table:cell-range-address="'file:///D:/2005Publications/RoRo%20Q2_2005/Bulletin205draft.xls'#TABLE1a.$P$1" table:base-cell-address="TSGB0908.$A$1"/>
        <table:named-expression table:name="\r" table:expression="of:=[.#REF!]" table:base-cell-address="TSGB0908.$A$1"/>
        <table:named-expression table:name="\s" table:expression="of:=[.#REF!]" table:base-cell-address="TSGB0908.$A$1"/>
        <table:named-expression table:name="\SWISS" table:expression="of:=[.#REF!]" table:base-cell-address="TSGB0908.$A$1"/>
        <table:named-expression table:name="\t" table:expression="of:=[.#REF!]" table:base-cell-address="TSGB0908.$A$1"/>
        <table:named-expression table:name="\TWO" table:expression="of:=[.#REF!]" table:base-cell-address="TSGB0908.$A$1"/>
        <table:named-expression table:name="\u" table:expression="of:=[.#REF!]" table:base-cell-address="TSGB0908.$A$1"/>
        <table:named-expression table:name="\v" table:expression="of:=[.#REF!]" table:base-cell-address="TSGB0908.$A$1"/>
        <table:named-expression table:name="\w" table:expression="of:=[.#REF!]" table:base-cell-address="TSGB0908.$A$1"/>
        <table:named-expression table:name="\x" table:expression="of:=[.#REF!]" table:base-cell-address="TSGB0908.$A$1"/>
        <table:named-expression table:name="\ZERO" table:expression="of:=[.#REF!]" table:base-cell-address="TSGB0908.$A$1"/>
        <table:named-expression table:name="_" table:expression="of:=[.#REF!]" table:base-cell-address="TSGB0908.$A$1"/>
        <table:named-expression table:name="_1.2__Average_distance_travelled_by_mode_of_travel__1975_76__1985_86_and_1993_95" table:expression="of:=[.#REF!]" table:base-cell-address="TSGB0908.$A$1"/>
        <table:named-expression table:name="_1981" table:expression="of:=[.#REF!]" table:base-cell-address="TSGB0908.$A$1"/>
        <table:named-range table:name="_1991" table:cell-range-address="'file:///D:/2008Publications/TSGB%202008/CHAPTER%208/web/80408%20final.xls'#4-16DATA.$W$37:4-16DATA.$X$60" table:base-cell-address="TSGB0908.$A$1"/>
        <table:named-expression table:name="_3238" table:expression="of:=#N/A" table:base-cell-address="TSGB0908.$A$1"/>
        <table:named-expression table:name="_8912MONTH" table:expression="of:=#N/A" table:base-cell-address="TSGB0908.$A$1"/>
        <table:named-expression table:name="_9012MONTH" table:expression="of:=#N/A" table:base-cell-address="TSGB0908.$A$1"/>
        <table:named-expression table:name="_90ACT" table:expression="of:=#N/A" table:base-cell-address="TSGB0908.$A$1"/>
        <table:named-expression table:name="_9112MONTH" table:expression="of:=#N/A" table:base-cell-address="TSGB0908.$A$1"/>
        <table:named-expression table:name="_91ACT" table:expression="of:=#N/A" table:base-cell-address="TSGB0908.$A$1"/>
        <table:named-expression table:name="_9212MONTH" table:expression="of:=#N/A" table:base-cell-address="TSGB0908.$A$1"/>
        <table:named-expression table:name="_92ACT" table:expression="of:=#N/A" table:base-cell-address="TSGB0908.$A$1"/>
        <table:named-expression table:name="_D__RETURN_" table:expression="of:=[.#REF!]" table:base-cell-address="TSGB0908.$A$1"/>
        <table:named-expression table:name="_EDIT__HOME__DE" table:expression="of:=[.#REF!]" table:base-cell-address="TSGB0908.$A$1"/>
        <table:named-expression table:name="_GETLABEL__ENTE" table:expression="of:=[.#REF!]" table:base-cell-address="TSGB0908.$A$1"/>
        <table:named-expression table:name="_GOTO_FRED_" table:expression="of:=[.#REF!]" table:base-cell-address="TSGB0908.$A$1"/>
        <table:named-expression table:name="_HCO1" table:expression="of:=[.#REF!]" table:base-cell-address="TSGB0908.$A$1"/>
        <table:named-expression table:name="_HCO2" table:expression="of:=[.#REF!]" table:base-cell-address="TSGB0908.$A$1"/>
        <table:named-expression table:name="_HCO3" table:expression="of:=[.#REF!]" table:base-cell-address="TSGB0908.$A$1"/>
        <table:named-expression table:name="_HCO4" table:expression="of:=[.#REF!]" table:base-cell-address="TSGB0908.$A$1"/>
        <table:named-expression table:name="_HCO5" table:expression="of:=[.#REF!]" table:base-cell-address="TSGB0908.$A$1"/>
        <table:named-expression table:name="_IF__CELLPOINTE" table:expression="of:=[.#REF!]" table:base-cell-address="TSGB0908.$A$1"/>
        <table:named-expression table:name="_IF__LENGTH____" table:expression="of:=[.#REF!]" table:base-cell-address="TSGB0908.$A$1"/>
        <table:named-expression table:name="_LET_CELLREF__C" table:expression="of:=[.#REF!]" table:base-cell-address="TSGB0908.$A$1"/>
        <table:named-expression table:name="_LET_NUMBROWS__" table:expression="of:=[.#REF!]" table:base-cell-address="TSGB0908.$A$1"/>
        <table:named-expression table:name="_LET_TRIMMED__T" table:expression="of:=[.#REF!]" table:base-cell-address="TSGB0908.$A$1"/>
        <table:named-expression table:name="_RNCFRED__CALC_" table:expression="of:=[.#REF!]" table:base-cell-address="TSGB0908.$A$1"/>
        <table:named-expression table:name="_RVTRIMMED__" table:expression="of:=[.#REF!]" table:base-cell-address="TSGB0908.$A$1"/>
        <table:named-expression table:name="_VCA4" table:expression="of:=[.#REF!]" table:base-cell-address="TSGB0908.$A$1"/>
        <table:named-expression table:name="_VCD2" table:expression="of:=[.#REF!]" table:base-cell-address="TSGB0908.$A$1"/>
        <table:named-expression table:name="_XA123" table:expression="of:=[.#REF!]" table:base-cell-address="TSGB0908.$A$1"/>
        <table:named-expression table:name="A3_" table:expression="of:=[.#REF!]" table:base-cell-address="TSGB0908.$A$1"/>
        <table:named-expression table:name="ACG5C" table:expression="of:=[.#REF!]" table:base-cell-address="TSGB0908.$A$1"/>
        <table:named-expression table:name="activeCell" table:expression="of:=[.#REF!]" table:base-cell-address="TSGB0908.$A$1"/>
        <table:named-expression table:name="Agricvehicles" table:expression="of:=[.#REF!]" table:base-cell-address="TSGB0908.$A$1"/>
        <table:named-expression table:name="Agrimachines" table:expression="of:=[.#REF!]" table:base-cell-address="TSGB0908.$A$1"/>
        <table:named-expression table:name="ALL" table:expression="of:=#N/A" table:base-cell-address="TSGB0908.$A$1"/>
        <table:named-range table:name="ANNBELGIUM" table:cell-range-address="'file:///D:/2005Publications/RoRo%20Q2_2005/Bulletin205draft.xls'#TABLE5.$D$5:TABLE5.$D$12" table:base-cell-address="TSGB0908.$A$1"/>
        <table:named-range table:name="ANNDVR" table:cell-range-address="'file:///D:/2005Publications/RoRo%20Q2_2005/Bulletin205draft.xls'#TABLE4AL.$D$6:TABLE4AL.$D$12" table:base-cell-address="TSGB0908.$A$1"/>
        <table:named-range table:name="ANNENG" table:cell-range-address="'file:///D:/2005Publications/RoRo%20Q2_2005/Bulletin205draft.xls'#TABLE4AL.$F$6:TABLE4AL.$F$12" table:base-cell-address="TSGB0908.$A$1"/>
        <table:named-range table:name="ANNFORIEGN" table:cell-range-address="'file:///D:/2005Publications/RoRo%20Q2_2005/Bulletin205draft.xls'#TABLE1a.$P$37" table:base-cell-address="TSGB0908.$A$1"/>
        <table:named-range table:name="ANNFRANCE" table:cell-range-address="'file:///D:/2005Publications/RoRo%20Q2_2005/Bulletin205draft.xls'#TABLE5.$B$5:TABLE5.$B$12" table:base-cell-address="TSGB0908.$A$1"/>
        <table:named-range table:name="ANNL" table:cell-range-address="'file:///D:/2005Publications/RoRo%20Q2_2005/Bulletin205draft.xls'#TABLE5.$F$5:TABLE5.$F$12" table:base-cell-address="TSGB0908.$A$1"/>
        <table:named-range table:name="ANNOTHER" table:cell-range-address="'file:///D:/2005Publications/RoRo%20Q2_2005/Bulletin205draft.xls'#TABLE5.$J$5:TABLE5.$J$12" table:base-cell-address="TSGB0908.$A$1"/>
        <table:named-range table:name="ANNSE" table:cell-range-address="'file:///D:/2005Publications/RoRo%20Q2_2005/Bulletin205draft.xls'#TABLE4AL.$B$6:TABLE4AL.$B$12" table:base-cell-address="TSGB0908.$A$1"/>
        <table:named-expression table:name="ANNUAL" table:expression="of:=[.#REF!]" table:base-cell-address="TSGB0908.$A$1"/>
        <table:named-range table:name="ANNUK" table:cell-range-address="'file:///D:/2005Publications/RoRo%20Q2_2005/Bulletin205draft.xls'#TABLE1a.$E$8:TABLE1a.$E$14" table:base-cell-address="TSGB0908.$A$1"/>
        <table:named-range table:name="ANNUT" table:cell-range-address="'file:///D:/2005Publications/RoRo%20Q2_2005/Bulletin205draft.xls'#TABLE1a.$M$8:TABLE1a.$M$14" table:base-cell-address="TSGB0908.$A$1"/>
        <table:named-expression table:name="ART33F" table:expression="of:=[.#REF!]" table:base-cell-address="TSGB0908.$A$1"/>
        <table:named-expression table:name="ART33G" table:expression="of:=[.#REF!]" table:base-cell-address="TSGB0908.$A$1"/>
        <table:named-expression table:name="ARTICF" table:expression="of:=[.#REF!]" table:base-cell-address="TSGB0908.$A$1"/>
        <table:named-expression table:name="ARTICG" table:expression="of:=[.#REF!]" table:base-cell-address="TSGB0908.$A$1"/>
        <table:named-expression table:name="AVON" table:expression="of:=[.#REF!]" table:base-cell-address="TSGB0908.$A$1"/>
        <table:named-expression table:name="B2.B11_" table:expression="of:=[.#REF!]" table:base-cell-address="TSGB0908.$A$1"/>
        <table:named-expression table:name="BARQTR" table:expression="of:=[.#REF!]" table:base-cell-address="TSGB0908.$A$1"/>
        <table:named-expression table:name="BEDS" table:expression="of:=[.#REF!]" table:base-cell-address="TSGB0908.$A$1"/>
        <table:named-expression table:name="BEER" table:expression="of:=[.#REF!]" table:base-cell-address="TSGB0908.$A$1"/>
        <table:named-expression table:name="BELGIUM" table:expression="of:=[.#REF!]" table:base-cell-address="TSGB0908.$A$1"/>
        <table:named-expression table:name="BERKS" table:expression="of:=[.#REF!]" table:base-cell-address="TSGB0908.$A$1"/>
        <table:named-expression table:name="BUCKS" table:expression="of:=[.#REF!]" table:base-cell-address="TSGB0908.$A$1"/>
        <table:named-expression table:name="BULL" table:expression="of:=#N/A" table:base-cell-address="TSGB0908.$A$1"/>
        <table:named-range table:name="CAMARA" table:cell-range-address="'file:///D:/2005Publications/RoRo%20Q2_2005/Bulletin205draft.xls'#TABLE1a.$P$4" table:base-cell-address="TSGB0908.$A$1"/>
        <table:named-expression table:name="CAMBS" table:expression="of:=[.#REF!]" table:base-cell-address="TSGB0908.$A$1"/>
        <table:named-expression table:name="CategoryTitle" table:expression="of:=[.#REF!]" table:base-cell-address="TSGB0908.$A$1"/>
        <table:named-expression table:name="CHECK1" table:expression="of:=#N/A" table:base-cell-address="TSGB0908.$A$1"/>
        <table:named-expression table:name="CHECK15" table:expression="of:=[.#REF!]" table:base-cell-address="TSGB0908.$A$1"/>
        <table:named-expression table:name="CHECK16" table:expression="of:=[.#REF!]" table:base-cell-address="TSGB0908.$A$1"/>
        <table:named-expression table:name="CHECK17" table:expression="of:=[.#REF!]" table:base-cell-address="TSGB0908.$A$1"/>
        <table:named-range table:name="CHECK19" table:cell-range-address="'file:///D:/WINDATA/EXCEL/michel.xls'#T23.$L$5:T23.$L$19" table:base-cell-address="TSGB0908.$A$1"/>
        <table:named-expression table:name="CHECK2" table:expression="of:=#N/A" table:base-cell-address="TSGB0908.$A$1"/>
        <table:named-range table:name="CHECK20" table:cell-range-address="'file:///D:/WINDATA/EXCEL/michel.xls'#T23.$O$34:T23.$IV$16384" table:base-cell-address="TSGB0908.$A$1"/>
        <table:named-expression table:name="CHESHIRE" table:expression="of:=[.#REF!]" table:base-cell-address="TSGB0908.$A$1"/>
        <table:named-expression table:name="CIDER" table:expression="of:=[.#REF!]" table:base-cell-address="TSGB0908.$A$1"/>
        <table:named-expression table:name="CLEVELAND" table:expression="of:=[.#REF!]" table:base-cell-address="TSGB0908.$A$1"/>
        <table:named-range table:name="CLONE" table:cell-range-address="'file:///D:/2005Publications/RoRo%20Q2_2005/Bulletin205draft.xls'#TABLE1a.$P$6" table:base-cell-address="TSGB0908.$A$1"/>
        <table:named-expression table:name="CLWYD" table:expression="of:=[.#REF!]" table:base-cell-address="TSGB0908.$A$1"/>
        <table:named-range table:name="column1" table:cell-range-address="'file:///D:/Allvls/Vls99/Allvls/VLS98/TERESA.XLS'#Sheet5.$Q$4:Sheet5.$Q$26" table:base-cell-address="TSGB0908.$A$1"/>
        <table:named-expression table:name="COO" table:expression="of:=[.#REF!]" table:base-cell-address="TSGB0908.$A$1"/>
        <table:named-expression table:name="CORNWALL" table:expression="of:=[.#REF!]" table:base-cell-address="TSGB0908.$A$1"/>
        <table:named-expression table:name="Crownvehicles" table:expression="of:=[.#REF!]" table:base-cell-address="TSGB0908.$A$1"/>
        <table:named-expression table:name="CUMBRIA" table:expression="of:=[.#REF!]" table:base-cell-address="TSGB0908.$A$1"/>
        <table:named-expression table:name="DATA1" table:expression="of:=#N/A" table:base-cell-address="TSGB0908.$A$1"/>
        <table:named-expression table:name="DATA2" table:expression="of:=#N/A" table:base-cell-address="TSGB0908.$A$1"/>
        <table:named-expression table:name="DATA3" table:expression="of:=#N/A" table:base-cell-address="TSGB0908.$A$1"/>
        <table:named-expression table:name="DATA4" table:expression="of:=[.#REF!]" table:base-cell-address="TSGB0908.$A$1"/>
        <table:named-expression table:name="DATE" table:expression="of:=#N/A" table:base-cell-address="TSGB0908.$A$1"/>
        <table:named-expression table:name="DEFLATOR" table:expression="of:=[.#REF!]" table:base-cell-address="TSGB0908.$A$1"/>
        <table:named-expression table:name="DERBYSHIRE" table:expression="of:=[.#REF!]" table:base-cell-address="TSGB0908.$A$1"/>
        <table:named-expression table:name="DEVON" table:expression="of:=[.#REF!]" table:base-cell-address="TSGB0908.$A$1"/>
        <table:named-expression table:name="dgdsfyh" table:expression="of:=[.#REF!]" table:base-cell-address="TSGB0908.$A$1"/>
        <table:named-expression table:name="DIFFER" table:expression="of:=[.#REF!]" table:base-cell-address="TSGB0908.$A$1"/>
        <table:named-expression table:name="Digging" table:expression="of:=[.#REF!]" table:base-cell-address="TSGB0908.$A$1"/>
        <table:named-expression table:name="Disabled" table:expression="of:=[.#REF!]" table:base-cell-address="TSGB0908.$A$1"/>
        <table:named-expression table:name="DK" table:expression="of:=[.#REF!]" table:base-cell-address="TSGB0908.$A$1"/>
        <table:named-expression table:name="DNK_D" table:expression="of:=[.#REF!]" table:base-cell-address="TSGB0908.$A$1"/>
        <table:named-expression table:name="DORSET" table:expression="of:=[.#REF!]" table:base-cell-address="TSGB0908.$A$1"/>
        <table:named-expression table:name="DOVER" table:expression="of:=#N/A" table:base-cell-address="TSGB0908.$A$1"/>
        <table:named-expression table:name="DURHAM" table:expression="of:=[.#REF!]" table:base-cell-address="TSGB0908.$A$1"/>
        <table:named-expression table:name="DYFED" table:expression="of:=[.#REF!]" table:base-cell-address="TSGB0908.$A$1"/>
        <table:named-expression table:name="E_SUSSEX" table:expression="of:=[.#REF!]" table:base-cell-address="TSGB0908.$A$1"/>
        <table:named-expression table:name="EIRE" table:expression="of:=[.#REF!]" table:base-cell-address="TSGB0908.$A$1"/>
        <table:named-expression table:name="Electric" table:expression="of:=[.#REF!]" table:base-cell-address="TSGB0908.$A$1"/>
        <table:named-expression table:name="ENGLISH" table:expression="of:=#N/A" table:base-cell-address="TSGB0908.$A$1"/>
        <table:named-expression table:name="ESSEX" table:expression="of:=[.#REF!]" table:base-cell-address="TSGB0908.$A$1"/>
        <table:named-expression table:name="exemptall" table:expression="of:=[.#REF!]" table:base-cell-address="TSGB0908.$A$1"/>
        <table:named-expression table:name="fbegyear" table:expression="of:=[.#REF!]" table:base-cell-address="TSGB0908.$A$1"/>
        <table:named-expression table:name="fendyear" table:expression="of:=['file:///D:/temp/RTSGB%209.10.xls'#RAWDATAOLD.#REF!]" table:base-cell-address="TSGB0908.$A$1"/>
        <table:named-expression table:name="FL" table:expression="of:=[.#REF!]" table:base-cell-address="TSGB0908.$A$1"/>
        <table:named-expression table:name="Footnotes" table:expression="of:=[.#REF!]" table:base-cell-address="TSGB0908.$A$1"/>
        <table:named-expression table:name="Footnotes1" table:expression="of:=[.#REF!]" table:base-cell-address="TSGB0908.$A$1"/>
        <table:named-range table:name="FOREIGN" table:cell-range-address="'file:///D:/2005Publications/RoRo%20Q2_2005/Bulletin205draft.xls'#TABLE1a.$P$38:TABLE1a.$P$52" table:base-cell-address="TSGB0908.$A$1"/>
        <table:named-expression table:name="FORM" table:expression="of:=#N/A" table:base-cell-address="TSGB0908.$A$1"/>
        <table:named-expression table:name="FRANCE" table:expression="of:=[.#REF!]" table:base-cell-address="TSGB0908.$A$1"/>
        <table:named-expression table:name="FRED" table:expression="of:=[.#REF!]" table:base-cell-address="TSGB0908.$A$1"/>
        <table:named-expression table:name="fyear" table:expression="of:=['file:///D:/temp/RTSGB%209.10.xls'#RAWDATAOLD.#REF!]" table:base-cell-address="TSGB0908.$A$1"/>
        <table:named-expression table:name="GDP" table:expression="of:=[.#REF!]" table:base-cell-address="TSGB0908.$A$1"/>
        <table:named-expression table:name="GERMANY" table:expression="of:=[.#REF!]" table:base-cell-address="TSGB0908.$A$1"/>
        <table:named-expression table:name="GLOS" table:expression="of:=[.#REF!]" table:base-cell-address="TSGB0908.$A$1"/>
        <table:named-expression table:name="goods" table:expression="of:=[.#REF!]" table:base-cell-address="TSGB0908.$A$1"/>
        <table:named-expression table:name="GraphData" table:expression="of:=['file:///D:/TSGB1998/SECTION1/1-13-98.XLS'#'TIS-INDEX'.$B$13:.$Q$44]~['file:///D:/TSGB1998/SECTION1/1-13-98.XLS'#'TIS-INDEX'.$E$9:.$R$9]" table:base-cell-address="TSGB0908.$A$1"/>
        <table:named-expression table:name="GraphTitle" table:expression="of:=[.#REF!]" table:base-cell-address="TSGB0908.$A$1"/>
        <table:named-expression table:name="Gritting" table:expression="of:=[.#REF!]" table:base-cell-address="TSGB0908.$A$1"/>
        <table:named-expression table:name="GTR_MAN" table:expression="of:=[.#REF!]" table:base-cell-address="TSGB0908.$A$1"/>
        <table:named-expression table:name="GWENT" table:expression="of:=[.#REF!]" table:base-cell-address="TSGB0908.$A$1"/>
        <table:named-expression table:name="GWYNEDD" table:expression="of:=[.#REF!]" table:base-cell-address="TSGB0908.$A$1"/>
        <table:named-expression table:name="HANTS" table:expression="of:=[.#REF!]" table:base-cell-address="TSGB0908.$A$1"/>
        <table:named-expression table:name="HEREFORD_W" table:expression="of:=[.#REF!]" table:base-cell-address="TSGB0908.$A$1"/>
        <table:named-expression table:name="HERTS" table:expression="of:=[.#REF!]" table:base-cell-address="TSGB0908.$A$1"/>
        <table:named-expression table:name="HUMBERSIDE" table:expression="of:=[.#REF!]" table:base-cell-address="TSGB0908.$A$1"/>
        <table:named-expression table:name="I_OF_WIGHT" table:expression="of:=[.#REF!]" table:base-cell-address="TSGB0908.$A$1"/>
        <table:named-expression table:name="IR" table:expression="of:=[.#REF!]" table:base-cell-address="TSGB0908.$A$1"/>
        <table:named-expression table:name="ITALY" table:expression="of:=[.#REF!]" table:base-cell-address="TSGB0908.$A$1"/>
        <table:named-expression table:name="J" table:expression="of:=[.#REF!]" table:base-cell-address="TSGB0908.$A$1"/>
        <table:named-expression table:name="KENT" table:expression="of:=[.#REF!]" table:base-cell-address="TSGB0908.$A$1"/>
        <table:named-expression table:name="LANCS" table:expression="of:=[.#REF!]" table:base-cell-address="TSGB0908.$A$1"/>
        <table:named-expression table:name="LEICS" table:expression="of:=[.#REF!]" table:base-cell-address="TSGB0908.$A$1"/>
        <table:named-expression table:name="LINCS" table:expression="of:=[.#REF!]" table:base-cell-address="TSGB0908.$A$1"/>
        <table:named-expression table:name="LONDON" table:expression="of:=[.#REF!]" table:base-cell-address="TSGB0908.$A$1"/>
        <table:named-expression table:name="Luton" table:expression="of:=[.#REF!]" table:base-cell-address="TSGB0908.$A$1"/>
        <table:named-expression table:name="M_GLAM" table:expression="of:=[.#REF!]" table:base-cell-address="TSGB0908.$A$1"/>
        <table:named-expression table:name="MACRO_STOPLABS" table:expression="of:=[.#REF!]" table:base-cell-address="TSGB0908.$A$1"/>
        <table:named-expression table:name="MACRO_SUBROUTIN" table:expression="of:=[.#REF!]" table:base-cell-address="TSGB0908.$A$1"/>
        <table:named-expression table:name="MANO" table:expression="of:=[.#REF!]" table:base-cell-address="TSGB0908.$A$1"/>
        <table:named-expression table:name="MERSEYSIDE" table:expression="of:=[.#REF!]" table:base-cell-address="TSGB0908.$A$1"/>
        <table:named-expression table:name="MON_FRI" table:expression="of:=['file:///D:/2008Publications/TSGB%202008/CHAPTER%208/web/80407%20.xls'#'4-16DATA'.#REF!]" table:base-cell-address="TSGB0908.$A$1"/>
        <table:named-expression table:name="MONTH" table:expression="of:=#N/A" table:base-cell-address="TSGB0908.$A$1"/>
        <table:named-expression table:name="Mowing" table:expression="of:=[.#REF!]" table:base-cell-address="TSGB0908.$A$1"/>
        <table:named-expression table:name="MP" table:expression="of:=[.#REF!]" table:base-cell-address="TSGB0908.$A$1"/>
        <table:named-expression table:name="N_YORKS" table:expression="of:=[.#REF!]" table:base-cell-address="TSGB0908.$A$1"/>
        <table:named-expression table:name="NLS" table:expression="of:=[.#REF!]" table:base-cell-address="TSGB0908.$A$1"/>
        <table:named-expression table:name="NONEC" table:expression="of:=[.#REF!]" table:base-cell-address="TSGB0908.$A$1"/>
        <table:named-expression table:name="NORFOLK" table:expression="of:=[.#REF!]" table:base-cell-address="TSGB0908.$A$1"/>
        <table:named-expression table:name="NORTHANTS" table:expression="of:=[.#REF!]" table:base-cell-address="TSGB0908.$A$1"/>
        <table:named-expression table:name="NORTHSEA" table:expression="of:=#N/A" table:base-cell-address="TSGB0908.$A$1"/>
        <table:named-expression table:name="NORTHUMBERLAND" table:expression="of:=[.#REF!]" table:base-cell-address="TSGB0908.$A$1"/>
        <table:named-expression table:name="NOTTS" table:expression="of:=[.#REF!]" table:base-cell-address="TSGB0908.$A$1"/>
        <table:named-expression table:name="OldData" table:expression="of:=[.#REF!]" table:base-cell-address="TSGB0908.$A$1"/>
        <table:named-expression table:name="OTHER" table:expression="of:=#N/A" table:base-cell-address="TSGB0908.$A$1"/>
        <table:named-expression table:name="OTHEREC" table:expression="of:=[.#REF!]" table:base-cell-address="TSGB0908.$A$1"/>
        <table:named-expression table:name="OtherExempt" table:expression="of:=[.#REF!]" table:base-cell-address="TSGB0908.$A$1"/>
        <table:named-expression table:name="Over25yrs" table:expression="of:=[.#REF!]" table:base-cell-address="TSGB0908.$A$1"/>
        <table:named-expression table:name="OXON" table:expression="of:=[.#REF!]" table:base-cell-address="TSGB0908.$A$1"/>
        <table:named-expression table:name="PAGE1" table:expression="of:=#N/A" table:base-cell-address="TSGB0908.$A$1"/>
        <table:named-expression table:name="PAGE2" table:expression="of:=#N/A" table:base-cell-address="TSGB0908.$A$1"/>
        <table:named-expression table:name="Peterborough" table:expression="of:=[.#REF!]" table:base-cell-address="TSGB0908.$A$1"/>
        <table:named-expression table:name="PIE" table:expression="of:=[.#REF!]" table:base-cell-address="TSGB0908.$A$1"/>
        <table:named-expression table:name="Pop99a" table:expression="of:=[.#REF!]" table:base-cell-address="TSGB0908.$A$1"/>
        <table:named-expression table:name="POWYS" table:expression="of:=[.#REF!]" table:base-cell-address="TSGB0908.$A$1"/>
        <table:named-expression table:name="Print_Area" table:expression="of:=[.#REF!]" table:base-cell-address="TSGB0908.$A$1"/>
        <table:named-expression table:name="Print_Area_MI" table:expression="of:=[.#REF!]" table:base-cell-address="TSGB0908.$A$1"/>
        <table:named-expression table:name="PUBLISH_Print_Area" table:expression="of:=[.#REF!]" table:base-cell-address="TSGB0908.$A$1"/>
        <table:named-expression table:name="PUBLISH1998_Print_Area" table:expression="of:=[.#REF!]" table:base-cell-address="TSGB0908.$A$1"/>
        <table:named-expression table:name="qryNonEUBreakdown" table:expression="of:=[.#REF!]" table:base-cell-address="TSGB0908.$A$1"/>
        <table:named-expression table:name="QUARTER" table:expression="of:=[.#REF!]" table:base-cell-address="TSGB0908.$A$1"/>
        <table:named-expression table:name="RANGE_CELLREF" table:expression="of:=[.#REF!]" table:base-cell-address="TSGB0908.$A$1"/>
        <table:named-expression table:name="RANGE_NUMBROWS" table:expression="of:=[.#REF!]" table:base-cell-address="TSGB0908.$A$1"/>
        <table:named-expression table:name="RANGE_REP_NUM" table:expression="of:=[.#REF!]" table:base-cell-address="TSGB0908.$A$1"/>
        <table:named-expression table:name="RANGE_TRIMMED" table:expression="of:=[.#REF!]" table:base-cell-address="TSGB0908.$A$1"/>
        <table:named-expression table:name="RIGIDF" table:expression="of:=[.#REF!]" table:base-cell-address="TSGB0908.$A$1"/>
        <table:named-expression table:name="RIGIDG" table:expression="of:=[.#REF!]" table:base-cell-address="TSGB0908.$A$1"/>
        <table:named-expression table:name="S_GLAM" table:expression="of:=[.#REF!]" table:base-cell-address="TSGB0908.$A$1"/>
        <table:named-expression table:name="S_YORKS" table:expression="of:=[.#REF!]" table:base-cell-address="TSGB0908.$A$1"/>
        <table:named-expression table:name="SAT_SUN" table:expression="of:=['file:///D:/2008Publications/TSGB%202008/CHAPTER%208/web/80407%20.xls'#'4-16DATA'.#REF!]" table:base-cell-address="TSGB0908.$A$1"/>
        <table:named-expression table:name="SEADJUSTED" table:expression="of:=#N/A" table:base-cell-address="TSGB0908.$A$1"/>
        <table:named-expression table:name="SHROPS" table:expression="of:=[.#REF!]" table:base-cell-address="TSGB0908.$A$1"/>
        <table:named-expression table:name="Snow" table:expression="of:=[.#REF!]" table:base-cell-address="TSGB0908.$A$1"/>
        <table:named-expression table:name="SOMERSET" table:expression="of:=[.#REF!]" table:base-cell-address="TSGB0908.$A$1"/>
        <table:named-expression table:name="SouthendOnSea" table:expression="of:=[.#REF!]" table:base-cell-address="TSGB0908.$A$1"/>
        <table:named-expression table:name="SPAIN" table:expression="of:=[.#REF!]" table:base-cell-address="TSGB0908.$A$1"/>
        <table:named-expression table:name="SPIRITS" table:expression="of:=[.#REF!]" table:base-cell-address="TSGB0908.$A$1"/>
        <table:named-expression table:name="STAFFS" table:expression="of:=[.#REF!]" table:base-cell-address="TSGB0908.$A$1"/>
        <table:named-expression table:name="Steam" table:expression="of:=[.#REF!]" table:base-cell-address="TSGB0908.$A$1"/>
        <table:named-expression table:name="SUFFOLK" table:expression="of:=[.#REF!]" table:base-cell-address="TSGB0908.$A$1"/>
        <table:named-expression table:name="SURREY" table:expression="of:=[.#REF!]" table:base-cell-address="TSGB0908.$A$1"/>
        <table:named-range table:name="tab" table:cell-range-address="'file:///D:/IRHS/EXCEL/RORO/bulletins/2003/SA%20Changes/SA%20Changes%20to%20bulletin%20-%20draft.xls'#TABLE1a.$U$3" table:base-cell-address="TSGB0908.$A$1"/>
        <table:named-expression table:name="TAB4ALL" table:expression="of:=#N/A" table:base-cell-address="TSGB0908.$A$1"/>
        <table:named-expression table:name="TAB4PV" table:expression="of:=#N/A" table:base-cell-address="TSGB0908.$A$1"/>
        <table:named-expression table:name="TAB4UT" table:expression="of:=#N/A" table:base-cell-address="TSGB0908.$A$1"/>
        <table:named-expression table:name="TABLE" table:expression="of:=#N/A" table:base-cell-address="TSGB0908.$A$1"/>
        <table:named-expression table:name="TABLE1" table:expression="of:=[.#REF!]" table:base-cell-address="TSGB0908.$A$1"/>
        <table:named-expression table:name="TABLE16" table:expression="of:=[.#REF!]" table:base-cell-address="TSGB0908.$A$1"/>
        <table:named-expression table:name="TABLE17" table:expression="of:=[.#REF!]" table:base-cell-address="TSGB0908.$A$1"/>
        <table:named-expression table:name="TABLE18" table:expression="of:=[.#REF!]" table:base-cell-address="TSGB0908.$A$1"/>
        <table:named-expression table:name="TABLE19" table:expression="of:=[.#REF!]" table:base-cell-address="TSGB0908.$A$1"/>
        <table:named-expression table:name="TABLE2" table:expression="of:=#N/A" table:base-cell-address="TSGB0908.$A$1"/>
        <table:named-range table:name="TABLE21" table:cell-range-address="'file:///D:/WINDATA/EXCEL/michel.xls'#T23.$A$1:T23.$IV$65536" table:base-cell-address="TSGB0908.$A$1"/>
        <table:named-range table:name="TABLE22" table:cell-range-address="'file:///D:/WINDATA/EXCEL/michel.xls'#T23.$IJ$8191" table:base-cell-address="TSGB0908.$A$1"/>
        <table:named-range table:name="TABLE24" table:cell-range-address="'file:///D:/WINDATA/EXCEL/michel.xls'#T24.$B$1:T24.$IL$8141" table:base-cell-address="TSGB0908.$A$1"/>
        <table:named-expression table:name="TABLE2A" table:expression="of:=#N/A" table:base-cell-address="TSGB0908.$A$1"/>
        <table:named-expression table:name="TABLE2B" table:expression="of:=#N/A" table:base-cell-address="TSGB0908.$A$1"/>
        <table:named-expression table:name="TABLEH1" table:expression="of:=[.#REF!]" table:base-cell-address="TSGB0908.$A$1"/>
        <table:named-expression table:name="TABLEH2" table:expression="of:=[.#REF!]" table:base-cell-address="TSGB0908.$A$1"/>
        <table:named-expression table:name="TABLEI2" table:expression="of:=[.#REF!]" table:base-cell-address="TSGB0908.$A$1"/>
        <table:named-expression table:name="TABLEJ" table:expression="of:=[.#REF!]" table:base-cell-address="TSGB0908.$A$1"/>
        <table:named-expression table:name="TableTitle" table:expression="of:=[.#REF!]" table:base-cell-address="TSGB0908.$A$1"/>
        <table:named-expression table:name="TableTitle1" table:expression="of:=[.#REF!]" table:base-cell-address="TSGB0908.$A$1"/>
        <table:named-expression table:name="testing" table:expression="of:=[.#REF!]" table:base-cell-address="TSGB0908.$A$1"/>
        <table:named-expression table:name="Thurrock" table:expression="of:=[.#REF!]" table:base-cell-address="TSGB0908.$A$1"/>
        <table:named-expression table:name="TKM" table:expression="of:=[.#REF!]" table:base-cell-address="TSGB0908.$A$1"/>
        <table:named-expression table:name="TLOO" table:expression="of:=[.#REF!]" table:base-cell-address="TSGB0908.$A$1"/>
        <table:named-expression table:name="TLPH" table:expression="of:=[.#REF!]" table:base-cell-address="TSGB0908.$A$1"/>
        <table:named-expression table:name="TMOO" table:expression="of:=[.#REF!]" table:base-cell-address="TSGB0908.$A$1"/>
        <table:named-expression table:name="TMPH" table:expression="of:=[.#REF!]" table:base-cell-address="TSGB0908.$A$1"/>
        <table:named-expression table:name="TONNE" table:expression="of:=[.#REF!]" table:base-cell-address="TSGB0908.$A$1"/>
        <table:named-expression table:name="TYNE_WEAR" table:expression="of:=[.#REF!]" table:base-cell-address="TSGB0908.$A$1"/>
        <table:named-expression table:name="UK" table:expression="of:=#N/A" table:base-cell-address="TSGB0908.$A$1"/>
        <table:named-expression table:name="UT" table:expression="of:=#N/A" table:base-cell-address="TSGB0908.$A$1"/>
        <table:named-expression table:name="ValueTitle" table:expression="of:=[.#REF!]" table:base-cell-address="TSGB0908.$A$1"/>
        <table:named-expression table:name="VATA3" table:expression="of:=[.#REF!]" table:base-cell-address="TSGB0908.$A$1"/>
        <table:named-expression table:name="VATA4" table:expression="of:=[.#REF!]" table:base-cell-address="TSGB0908.$A$1"/>
        <table:named-expression table:name="VATC1" table:expression="of:=[.#REF!]" table:base-cell-address="TSGB0908.$A$1"/>
        <table:named-expression table:name="VATC3" table:expression="of:=[.#REF!]" table:base-cell-address="TSGB0908.$A$1"/>
        <table:named-expression table:name="VATC4" table:expression="of:=[.#REF!]" table:base-cell-address="TSGB0908.$A$1"/>
        <table:named-expression table:name="VATC5" table:expression="of:=[.#REF!]" table:base-cell-address="TSGB0908.$A$1"/>
        <table:named-expression table:name="VATC6" table:expression="of:=[.#REF!]" table:base-cell-address="TSGB0908.$A$1"/>
        <table:named-expression table:name="VATC7" table:expression="of:=[.#REF!]" table:base-cell-address="TSGB0908.$A$1"/>
        <table:named-expression table:name="VATC7A" table:expression="of:=[.#REF!]" table:base-cell-address="TSGB0908.$A$1"/>
        <table:named-expression table:name="VATC8" table:expression="of:=[.#REF!]" table:base-cell-address="TSGB0908.$A$1"/>
        <table:named-expression table:name="VCD4A" table:expression="of:=[.#REF!]" table:base-cell-address="TSGB0908.$A$1"/>
        <table:named-expression table:name="VKM" table:expression="of:=[.#REF!]" table:base-cell-address="TSGB0908.$A$1"/>
        <table:named-expression table:name="W_GLAM" table:expression="of:=[.#REF!]" table:base-cell-address="TSGB0908.$A$1"/>
        <table:named-expression table:name="W_MIDS" table:expression="of:=[.#REF!]" table:base-cell-address="TSGB0908.$A$1"/>
        <table:named-expression table:name="W_SUSSEX" table:expression="of:=[.#REF!]" table:base-cell-address="TSGB0908.$A$1"/>
        <table:named-expression table:name="W_YORKS" table:expression="of:=[.#REF!]" table:base-cell-address="TSGB0908.$A$1"/>
        <table:named-expression table:name="WARWICKS" table:expression="of:=[.#REF!]" table:base-cell-address="TSGB0908.$A$1"/>
        <table:named-range table:name="Weekends" table:cell-range-address="'file:///D:/2008Publications/TSGB%202008/CHAPTER%208/web/80408%20final.xls'#TIS-INDEX.$A$42" table:base-cell-address="TSGB0908.$A$1"/>
        <table:named-expression table:name="WILTS" table:expression="of:=[.#REF!]" table:base-cell-address="TSGB0908.$A$1"/>
        <table:named-expression table:name="WINE" table:expression="of:=[.#REF!]" table:base-cell-address="TSGB0908.$A$1"/>
        <table:named-expression table:name="WINE1" table:expression="of:=[.#REF!]" table:base-cell-address="TSGB0908.$A$1"/>
        <table:named-expression table:name="XAQTS" table:expression="of:=[.#REF!]" table:base-cell-address="TSGB0908.$A$1"/>
        <table:named-expression table:name="XATOP" table:expression="of:=#N/A" table:base-cell-address="TSGB0908.$A$1"/>
        <table:named-expression table:name="XATSGB" table:expression="of:=#N/A" table:base-cell-address="TSGB0908.$A$1"/>
        <table:named-expression table:name="YEARG" table:expression="of:=[.#REF!]" table:base-cell-address="TSGB0908.$A$1"/>
        <table:named-expression table:name="YEARS" table:expression="of:=[.#REF!]" table:base-cell-address="TSGB0908.$A$1"/>
        <table:named-expression table:name="YEARSF" table:expression="of:=[.#REF!]" table:base-cell-address="TSGB0908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Times New Roman" svg:font-family="&quot;Times New Roman&quot;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0307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2101" style:family="table-cell" style:data-style-name="N0">
      <style:table-cell-properties style:vertical-align="automatic" fo:background-color="transparent"/>
    </style:style>
    <style:style style:name="Normal_9-05-98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1008_32_updated" style:display-name="Normal_910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1308_32_updated" style:display-name="Normal_913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ublication_style" style:family="table-cell" style:data-style-name="N38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tyle_32_1" style:display-name="Style 1" style:family="table-cell" style:data-style-name="N0">
      <style:table-cell-properties style:vertical-align="top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yl Lloyd</meta:initial-creator>
    <dc:creator>Shawn Weekes</dc:creator>
    <meta:creation-date>2011-11-08T12:18:50Z</meta:creation-date>
    <dc:date>2018-12-03T16:30:54Z</dc:date>
    <meta:print-date>2018-12-03T16:30:37Z</meta:print-date>
    <meta:user-defined meta:name="_NewReviewCycle"/>
  </office:meta>
</office:document-meta>
</file>